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sans-serif"/>
    <style:font-face style:name="Calibri" svg:font-family="Calibri" style:font-family-generic="swiss"/>
    <style:font-face style:name="Calibri,Bold" svg:font-family="'Calibri,Bold'" style:font-family-generic="swiss"/>
    <style:font-face style:name="Calibri,BoldItalic" svg:font-family="'Calibri,BoldItalic'" style:font-family-generic="swiss"/>
    <style:font-face style:name="Calibri,Italic" svg:font-family="'Calibri,Italic'"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ntità" style:family="table">
      <style:table-properties style:width="17.013cm" fo:margin-left="0cm" fo:margin-right="-0.012cm" table:align="margins"/>
    </style:style>
    <style:style style:name="entità.A" style:family="table-column">
      <style:table-column-properties style:column-width="3.36cm" style:rel-column-width="12943*"/>
    </style:style>
    <style:style style:name="entità.B" style:family="table-column">
      <style:table-column-properties style:column-width="5.292cm" style:rel-column-width="20384*"/>
    </style:style>
    <style:style style:name="entità.C" style:family="table-column">
      <style:table-column-properties style:column-width="4.098cm" style:rel-column-width="15784*"/>
    </style:style>
    <style:style style:name="entità.D" style:family="table-column">
      <style:table-column-properties style:column-width="4.263cm" style:rel-column-width="16424*"/>
    </style:style>
    <style:style style:name="entità.A1" style:family="table-cell">
      <style:table-cell-properties fo:padding="0.097cm" fo:border="0.002cm solid #000000"/>
    </style:style>
    <style:style style:name="entità.B1" style:family="table-cell">
      <style:table-cell-properties fo:padding="0.097cm" fo:border-left="0.002cm solid #000000" fo:border-right="none" fo:border-top="0.002cm solid #000000" fo:border-bottom="0.002cm solid #000000"/>
    </style:style>
    <style:style style:name="entità.A2" style:family="table-cell">
      <style:table-cell-properties fo:padding="0.097cm" fo:border-left="0.002cm solid #000000" fo:border-right="none" fo:border-top="none" fo:border-bottom="0.002cm solid #000000"/>
    </style:style>
    <style:style style:name="entità.D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fo:margin-right="-0.012cm" table:align="margins"/>
    </style:style>
    <style:style style:name="Tabella1.A" style:family="table-column">
      <style:table-column-properties style:column-width="4.249cm" style:rel-column-width="16368*"/>
    </style:style>
    <style:style style:name="Tabella1.B" style:family="table-column">
      <style:table-column-properties style:column-width="4.251cm" style:rel-column-width="16375*"/>
    </style:style>
    <style:style style:name="Tabella1.C" style:family="table-column">
      <style:table-column-properties style:column-width="4.994cm" style:rel-column-width="19235*"/>
    </style:style>
    <style:style style:name="Tabella1.D" style:family="table-column">
      <style:table-column-properties style:column-width="3.519cm" style:rel-column-width="13557*"/>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02cm solid #000000" fo:border-right="none" fo:border-top="0.002cm solid #000000" fo:border-bottom="0.002cm solid #000000"/>
    </style:style>
    <style:style style:name="Tabella3.C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data-style-name="N0">
      <style:table-cell-properties fo:padding="0.097cm" fo:border-left="0.002cm solid #000000" fo:border-right="0.002cm solid #000000" fo:border-top="none" fo:border-bottom="0.002cm solid #000000"/>
    </style:style>
    <style:style style:name="Tabella6" style:family="table">
      <style:table-properties style:width="17.013cm" fo:margin-left="0cm" fo:margin-right="-0.012cm" table:align="margins"/>
    </style:style>
    <style:style style:name="Tabella6.A" style:family="table-column">
      <style:table-column-properties style:column-width="2.302cm" style:rel-column-width="8867*"/>
    </style:style>
    <style:style style:name="Tabella6.B" style:family="table-column">
      <style:table-column-properties style:column-width="1.737cm" style:rel-column-width="6692*"/>
    </style:style>
    <style:style style:name="Tabella6.C" style:family="table-column">
      <style:table-column-properties style:column-width="2.02cm" style:rel-column-width="7779*"/>
    </style:style>
    <style:style style:name="Tabella6.D" style:family="table-column">
      <style:table-column-properties style:column-width="2.021cm" style:rel-column-width="7786*"/>
    </style:style>
    <style:style style:name="Tabella6.E" style:family="table-column">
      <style:table-column-properties style:column-width="0.87cm" style:rel-column-width="3349*"/>
    </style:style>
    <style:style style:name="Tabella6.F" style:family="table-column">
      <style:table-column-properties style:column-width="2.295cm" style:rel-column-width="8839*"/>
    </style:style>
    <style:style style:name="Tabella6.H" style:family="table-column">
      <style:table-column-properties style:column-width="2.014cm" style:rel-column-width="7759*"/>
    </style:style>
    <style:style style:name="Tabella6.I" style:family="table-column">
      <style:table-column-properties style:column-width="2.018cm" style:rel-column-width="7772*"/>
    </style:style>
    <style:style style:name="Tabella6.A1" style:family="table-cell">
      <style:table-cell-properties fo:padding="0.097cm" fo:border-left="0.002cm solid #000000" fo:border-right="none" fo:border-top="0.002cm solid #000000" fo:border-bottom="0.002cm solid #000000"/>
    </style:style>
    <style:style style:name="Tabella6.E1" style:family="table-cell">
      <style:table-cell-properties fo:background-color="#ffffff" fo:padding="0.097cm" fo:border-left="0.002cm solid #000000" fo:border-right="none" fo:border-top="none" fo:border-bottom="none">
        <style:background-image/>
      </style:table-cell-properties>
    </style:style>
    <style:style style:name="Tabella6.F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I2" style:family="table-cell">
      <style:table-cell-properties fo:padding="0.097cm" fo:border-left="0.002cm solid #000000" fo:border-right="0.002cm solid #000000" fo:border-top="none" fo:border-bottom="0.002cm solid #000000"/>
    </style:style>
    <style:style style:name="Tabella6.C3" style:family="table-cell" style:data-style-name="N0">
      <style:table-cell-properties fo:padding="0.097cm" fo:border-left="0.002cm solid #000000" fo:border-right="none" fo:border-top="none" fo:border-bottom="0.002cm solid #000000"/>
    </style:style>
    <style:style style:name="Tabella6.E5" style:family="table-cell">
      <style:table-cell-properties fo:padding="0.097cm" fo:border-left="0.002cm solid #000000" fo:border-right="none" fo:border-top="none" fo:border-bottom="none"/>
    </style:style>
    <style:style style:name="Tabella7" style:family="table">
      <style:table-properties style:width="17.013cm" fo:margin-left="0cm" fo:margin-right="-0.012cm" table:align="margins"/>
    </style:style>
    <style:style style:name="Tabella7.A" style:family="table-column">
      <style:table-column-properties style:column-width="2.302cm" style:rel-column-width="8867*"/>
    </style:style>
    <style:style style:name="Tabella7.B" style:family="table-column">
      <style:table-column-properties style:column-width="1.737cm" style:rel-column-width="6692*"/>
    </style:style>
    <style:style style:name="Tabella7.C" style:family="table-column">
      <style:table-column-properties style:column-width="2.02cm" style:rel-column-width="7779*"/>
    </style:style>
    <style:style style:name="Tabella7.D" style:family="table-column">
      <style:table-column-properties style:column-width="2.021cm" style:rel-column-width="7786*"/>
    </style:style>
    <style:style style:name="Tabella7.E" style:family="table-column">
      <style:table-column-properties style:column-width="0.87cm" style:rel-column-width="3349*"/>
    </style:style>
    <style:style style:name="Tabella7.F" style:family="table-column">
      <style:table-column-properties style:column-width="2.295cm" style:rel-column-width="8839*"/>
    </style:style>
    <style:style style:name="Tabella7.H" style:family="table-column">
      <style:table-column-properties style:column-width="2.014cm" style:rel-column-width="7759*"/>
    </style:style>
    <style:style style:name="Tabella7.I" style:family="table-column">
      <style:table-column-properties style:column-width="2.018cm" style:rel-column-width="7772*"/>
    </style:style>
    <style:style style:name="Tabella7.A1" style:family="table-cell">
      <style:table-cell-properties fo:padding="0.097cm" fo:border-left="0.002cm solid #000000" fo:border-right="none" fo:border-top="0.002cm solid #000000" fo:border-bottom="0.002cm solid #000000"/>
    </style:style>
    <style:style style:name="Tabella7.E1" style:family="table-cell">
      <style:table-cell-properties fo:background-color="#ffffff" fo:padding="0.097cm" fo:border-left="0.002cm solid #000000" fo:border-right="none" fo:border-top="none" fo:border-bottom="none">
        <style:background-image/>
      </style:table-cell-properties>
    </style:style>
    <style:style style:name="Tabella7.F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I2" style:family="table-cell">
      <style:table-cell-properties fo:padding="0.097cm" fo:border-left="0.002cm solid #000000" fo:border-right="0.002cm solid #000000" fo:border-top="none" fo:border-bottom="0.002cm solid #000000"/>
    </style:style>
    <style:style style:name="Tabella7.C3" style:family="table-cell" style:data-style-name="N0">
      <style:table-cell-properties fo:padding="0.097cm" fo:border-left="0.002cm solid #000000" fo:border-right="none" fo:border-top="none" fo:border-bottom="0.002cm solid #000000"/>
    </style:style>
    <style:style style:name="Tabella7.E3" style:family="table-cell">
      <style:table-cell-properties fo:padding="0.097cm" fo:border-left="0.002cm solid #000000" fo:border-right="none" fo:border-top="none" fo:border-bottom="none"/>
    </style:style>
    <style:style style:name="Tabella8" style:family="table">
      <style:table-properties style:width="17.013cm" fo:margin-left="0cm" fo:margin-right="-0.012cm" table:align="margins"/>
    </style:style>
    <style:style style:name="Tabella8.A" style:family="table-column">
      <style:table-column-properties style:column-width="2.937cm" style:rel-column-width="11313*"/>
    </style:style>
    <style:style style:name="Tabella8.B" style:family="table-column">
      <style:table-column-properties style:column-width="1.296cm" style:rel-column-width="4994*"/>
    </style:style>
    <style:style style:name="Tabella8.C" style:family="table-column">
      <style:table-column-properties style:column-width="2.09cm" style:rel-column-width="8051*"/>
    </style:style>
    <style:style style:name="Tabella8.D" style:family="table-column">
      <style:table-column-properties style:column-width="1.755cm" style:rel-column-width="6760*"/>
    </style:style>
    <style:style style:name="Tabella8.E" style:family="table-column">
      <style:table-column-properties style:column-width="0.87cm" style:rel-column-width="3349*"/>
    </style:style>
    <style:style style:name="Tabella8.F" style:family="table-column">
      <style:table-column-properties style:column-width="2.985cm" style:rel-column-width="11496*"/>
    </style:style>
    <style:style style:name="Tabella8.G" style:family="table-column">
      <style:table-column-properties style:column-width="1.349cm" style:rel-column-width="5197*"/>
    </style:style>
    <style:style style:name="Tabella8.H" style:family="table-column">
      <style:table-column-properties style:column-width="1.879cm" style:rel-column-width="7236*"/>
    </style:style>
    <style:style style:name="Tabella8.I" style:family="table-column">
      <style:table-column-properties style:column-width="1.854cm" style:rel-column-width="7139*"/>
    </style:style>
    <style:style style:name="Tabella8.A1" style:family="table-cell">
      <style:table-cell-properties fo:padding="0.097cm" fo:border-left="0.002cm solid #000000" fo:border-right="none" fo:border-top="0.002cm solid #000000" fo:border-bottom="0.002cm solid #000000"/>
    </style:style>
    <style:style style:name="Tabella8.E1" style:family="table-cell">
      <style:table-cell-properties fo:background-color="#ffffff" fo:padding="0.097cm" fo:border-left="0.002cm solid #000000" fo:border-right="none" fo:border-top="none" fo:border-bottom="none">
        <style:background-image/>
      </style:table-cell-properties>
    </style:style>
    <style:style style:name="Tabella8.F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I2" style:family="table-cell">
      <style:table-cell-properties fo:padding="0.097cm" fo:border-left="0.002cm solid #000000" fo:border-right="0.002cm solid #000000" fo:border-top="none" fo:border-bottom="0.002cm solid #000000"/>
    </style:style>
    <style:style style:name="Tabella8.C3" style:family="table-cell" style:data-style-name="N0">
      <style:table-cell-properties fo:padding="0.097cm" fo:border-left="0.002cm solid #000000" fo:border-right="none" fo:border-top="none" fo:border-bottom="0.002cm solid #000000"/>
    </style:style>
    <style:style style:name="Tabella8.E5" style:family="table-cell">
      <style:table-cell-properties fo:padding="0.097cm" fo:border-left="0.002cm solid #000000" fo:border-right="none" fo:border-top="none" fo:border-bottom="none"/>
    </style:style>
    <style:style style:name="Tabella9" style:family="table">
      <style:table-properties style:width="17.013cm" fo:margin-left="0cm" fo:margin-right="-0.012cm" table:align="margins"/>
    </style:style>
    <style:style style:name="Tabella9.A" style:family="table-column">
      <style:table-column-properties style:column-width="2.937cm" style:rel-column-width="11313*"/>
    </style:style>
    <style:style style:name="Tabella9.B" style:family="table-column">
      <style:table-column-properties style:column-width="1.296cm" style:rel-column-width="4994*"/>
    </style:style>
    <style:style style:name="Tabella9.C" style:family="table-column">
      <style:table-column-properties style:column-width="2.09cm" style:rel-column-width="8051*"/>
    </style:style>
    <style:style style:name="Tabella9.D" style:family="table-column">
      <style:table-column-properties style:column-width="1.755cm" style:rel-column-width="6760*"/>
    </style:style>
    <style:style style:name="Tabella9.E" style:family="table-column">
      <style:table-column-properties style:column-width="0.87cm" style:rel-column-width="3349*"/>
    </style:style>
    <style:style style:name="Tabella9.F" style:family="table-column">
      <style:table-column-properties style:column-width="2.985cm" style:rel-column-width="11496*"/>
    </style:style>
    <style:style style:name="Tabella9.G" style:family="table-column">
      <style:table-column-properties style:column-width="1.349cm" style:rel-column-width="5197*"/>
    </style:style>
    <style:style style:name="Tabella9.H" style:family="table-column">
      <style:table-column-properties style:column-width="1.879cm" style:rel-column-width="7236*"/>
    </style:style>
    <style:style style:name="Tabella9.I" style:family="table-column">
      <style:table-column-properties style:column-width="1.854cm" style:rel-column-width="7139*"/>
    </style:style>
    <style:style style:name="Tabella9.A1" style:family="table-cell">
      <style:table-cell-properties fo:padding="0.097cm" fo:border-left="0.002cm solid #000000" fo:border-right="none" fo:border-top="0.002cm solid #000000" fo:border-bottom="0.002cm solid #000000"/>
    </style:style>
    <style:style style:name="Tabella9.E1" style:family="table-cell">
      <style:table-cell-properties fo:background-color="#ffffff" fo:padding="0.097cm" fo:border-left="0.002cm solid #000000" fo:border-right="none" fo:border-top="none" fo:border-bottom="none">
        <style:background-image/>
      </style:table-cell-properties>
    </style:style>
    <style:style style:name="Tabella9.F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I2" style:family="table-cell">
      <style:table-cell-properties fo:padding="0.097cm" fo:border-left="0.002cm solid #000000" fo:border-right="0.002cm solid #000000" fo:border-top="none" fo:border-bottom="0.002cm solid #000000"/>
    </style:style>
    <style:style style:name="Tabella9.C3" style:family="table-cell" style:data-style-name="N0">
      <style:table-cell-properties fo:padding="0.097cm" fo:border-left="0.002cm solid #000000" fo:border-right="none" fo:border-top="none" fo:border-bottom="0.002cm solid #000000"/>
    </style:style>
    <style:style style:name="Tabella9.E5" style:family="table-cell">
      <style:table-cell-properties fo:padding="0.097cm" fo:border-left="0.002cm solid #000000" fo:border-right="none" fo:border-top="none" fo:border-bottom="none"/>
    </style:style>
    <style:style style:name="Tabella10" style:family="table">
      <style:table-properties style:width="17.013cm" fo:margin-left="0cm" fo:margin-right="-0.012cm" table:align="margins"/>
    </style:style>
    <style:style style:name="Tabella10.A" style:family="table-column">
      <style:table-column-properties style:column-width="2.935cm" style:rel-column-width="11306*"/>
    </style:style>
    <style:style style:name="Tabella10.B" style:family="table-column">
      <style:table-column-properties style:column-width="1.296cm" style:rel-column-width="4994*"/>
    </style:style>
    <style:style style:name="Tabella10.C" style:family="table-column">
      <style:table-column-properties style:column-width="2.09cm" style:rel-column-width="8051*"/>
    </style:style>
    <style:style style:name="Tabella10.D" style:family="table-column">
      <style:table-column-properties style:column-width="1.755cm" style:rel-column-width="6760*"/>
    </style:style>
    <style:style style:name="Tabella10.E" style:family="table-column">
      <style:table-column-properties style:column-width="0.87cm" style:rel-column-width="3349*"/>
    </style:style>
    <style:style style:name="Tabella10.F" style:family="table-column">
      <style:table-column-properties style:column-width="2.985cm" style:rel-column-width="11496*"/>
    </style:style>
    <style:style style:name="Tabella10.G" style:family="table-column">
      <style:table-column-properties style:column-width="1.245cm" style:rel-column-width="4797*"/>
    </style:style>
    <style:style style:name="Tabella10.H" style:family="table-column">
      <style:table-column-properties style:column-width="2.408cm" style:rel-column-width="9274*"/>
    </style:style>
    <style:style style:name="Tabella10.I" style:family="table-column">
      <style:table-column-properties style:column-width="1.431cm" style:rel-column-width="5508*"/>
    </style:style>
    <style:style style:name="Tabella10.A1" style:family="table-cell">
      <style:table-cell-properties fo:padding="0.097cm" fo:border-left="0.002cm solid #000000" fo:border-right="none" fo:border-top="0.002cm solid #000000" fo:border-bottom="0.002cm solid #000000"/>
    </style:style>
    <style:style style:name="Tabella10.E1" style:family="table-cell">
      <style:table-cell-properties fo:background-color="#ffffff" fo:padding="0.097cm" fo:border-left="0.002cm solid #000000" fo:border-right="none" fo:border-top="none" fo:border-bottom="none">
        <style:background-image/>
      </style:table-cell-properties>
    </style:style>
    <style:style style:name="Tabella10.F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I2" style:family="table-cell">
      <style:table-cell-properties fo:padding="0.097cm" fo:border-left="0.002cm solid #000000" fo:border-right="0.002cm solid #000000" fo:border-top="none" fo:border-bottom="0.002cm solid #000000"/>
    </style:style>
    <style:style style:name="Tabella10.E5" style:family="table-cell">
      <style:table-cell-properties fo:padding="0.097cm" fo:border-left="0.002cm solid #000000" fo:border-right="none" fo:border-top="none" fo:border-bottom="none"/>
    </style:style>
    <style:style style:name="P1" style:family="paragraph" style:parent-style-name="Text_20_body">
      <style:paragraph-properties fo:text-align="start" style:justify-single-word="false"/>
      <style:text-properties style:font-name="Verdana" fo:font-size="16pt" style:font-size-asian="16pt" style:font-size-complex="16pt"/>
    </style:style>
    <style:style style:name="P2" style:family="paragraph" style:parent-style-name="Text_20_body">
      <style:paragraph-properties fo:text-align="center" style:justify-single-word="false"/>
      <style:text-properties style:font-name="Verdana" fo:font-size="16pt" style:font-size-asian="16pt" style:font-size-complex="16pt"/>
    </style:style>
    <style:style style:name="P3" style:family="paragraph" style:parent-style-name="Text_20_body">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Text_20_body">
      <style:paragraph-properties fo:text-align="start" style:justify-single-word="false"/>
      <style:text-properties style:font-name="Verdana" fo:font-size="13pt" fo:font-style="normal" style:text-underline-style="none" style:font-size-asian="13pt" style:font-style-asian="normal" style:font-size-complex="13pt" style:font-style-complex="normal"/>
    </style:style>
    <style:style style:name="P5" style:family="paragraph" style:parent-style-name="Text_20_body">
      <style:paragraph-properties fo:text-align="justify" style:justify-single-word="false"/>
      <style:text-properties style:font-name="Verdana" fo:font-size="13pt" fo:font-style="normal" style:text-underline-style="none" style:font-size-asian="13pt" style:font-style-asian="normal" style:font-size-complex="13pt" style:font-style-complex="normal"/>
    </style:style>
    <style:style style:name="P6" style:family="paragraph" style:parent-style-name="Text_20_body">
      <style:paragraph-properties fo:text-align="start" style:justify-single-word="false"/>
      <style:text-properties style:font-name="Verdana" fo:font-size="13pt" style:text-underline-style="solid" style:text-underline-width="auto" style:text-underline-color="font-color" style:font-size-asian="13pt" style:font-size-complex="13pt"/>
    </style:style>
    <style:style style:name="P7" style:family="paragraph" style:parent-style-name="Text_20_body">
      <style:paragraph-properties fo:text-align="start" style:justify-single-word="false"/>
      <style:text-properties style:font-name="Verdana" fo:font-size="13pt" fo:font-weight="bold" style:font-size-asian="13pt" style:font-weight-asian="bold" style:font-size-complex="13pt" style:font-weight-complex="bold"/>
    </style:style>
    <style:style style:name="P8" style:family="paragraph" style:parent-style-name="Text_20_body">
      <style:paragraph-properties fo:text-align="center" style:justify-single-word="false"/>
      <style:text-properties style:font-name="Verdana" fo:font-size="15pt" style:text-underline-style="solid" style:text-underline-width="auto" style:text-underline-color="font-color" style:font-size-asian="15pt" style:font-size-complex="15pt"/>
    </style:style>
    <style:style style:name="P9" style:family="paragraph" style:parent-style-name="Text_20_body">
      <style:paragraph-properties fo:text-align="start" style:justify-single-word="false"/>
      <style:text-properties style:font-name="Calibri" fo:font-size="20pt" style:font-name-asian="Calibri" style:font-size-asian="20pt" style:font-name-complex="Calibri" style:font-size-complex="20pt"/>
    </style:style>
    <style:style style:name="P10" style:family="paragraph" style:parent-style-name="Standard">
      <style:paragraph-properties fo:text-align="center" style:justify-single-word="false"/>
      <style:text-properties style:font-name="Verdana" fo:font-size="16pt" style:font-size-asian="16pt" style:font-size-complex="16pt"/>
    </style:style>
    <style:style style:name="P11" style:family="paragraph" style:parent-style-name="Standard">
      <style:paragraph-properties fo:text-align="start" style:justify-single-word="false"/>
      <style:text-properties style:font-name="Verdana" fo:font-size="16pt" style:font-size-asian="16pt" style:font-size-complex="16pt"/>
    </style:style>
    <style:style style:name="P12" style:family="paragraph" style:parent-style-name="Standard">
      <style:paragraph-properties fo:text-align="justify" style:justify-single-word="false"/>
      <style:text-properties style:font-name="Verdana" fo:font-size="16pt" style:font-size-asian="16pt" style:font-size-complex="16pt"/>
    </style:style>
    <style:style style:name="P1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Verdana" fo:font-size="16pt" fo:font-style="italic" style:font-size-asian="16pt" style:font-style-asian="italic" style:font-size-complex="16pt" style:font-style-complex="italic"/>
    </style:style>
    <style:style style:name="P15" style:family="paragraph" style:parent-style-name="Standard">
      <style:paragraph-properties fo:text-align="center" style:justify-single-word="false"/>
      <style:text-properties style:font-name="Verdana" fo:font-size="16pt" fo:font-style="italic" fo:font-weight="normal"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17" style:family="paragraph" style:parent-style-name="Standard">
      <style:paragraph-properties fo:text-align="center" style:justify-single-word="false" style:text-autospace="none"/>
      <style:text-properties style:font-name="Verdana" fo:font-size="16pt" fo:font-style="normal" style:text-underline-style="solid" style:text-underline-width="auto" style:text-underline-color="font-color" fo:font-weight="bold" fo:background-color="#ffffff" style:font-name-asian="Calibri" style:font-size-asian="16pt" style:font-style-asian="normal" style:font-weight-asian="bold" style:font-name-complex="Calibri" style:font-size-complex="16pt" style:font-style-complex="normal" style:font-weight-complex="bold"/>
    </style:style>
    <style:style style:name="P18" style:family="paragraph" style:parent-style-name="Standard">
      <style:paragraph-properties fo:text-align="justify" style:justify-single-word="false"/>
      <style:text-properties style:font-name="Verdana" fo:font-size="13pt" style:font-name-asian="Calibri" style:font-size-asian="13pt" style:font-name-complex="Calibri" style:font-size-complex="13pt"/>
    </style:style>
    <style:style style:name="P19" style:family="paragraph" style:parent-style-name="Standard">
      <style:paragraph-properties fo:text-align="justify" style:justify-single-word="false" style:text-autospace="none"/>
      <style:text-properties style:font-name="Verdana" fo:font-size="13pt" style:font-name-asian="Calibri" style:font-size-asian="13pt" style:font-name-complex="Calibri" style:font-size-complex="13pt"/>
    </style:style>
    <style:style style:name="P20" style:family="paragraph" style:parent-style-name="Standard">
      <style:paragraph-properties fo:text-align="justify" style:justify-single-word="false"/>
      <style:text-properties style:font-name="Verdana" fo:font-size="13pt" style:font-size-asian="13pt" style:font-size-complex="13pt"/>
    </style:style>
    <style:style style:name="P21" style:family="paragraph" style:parent-style-name="Standard">
      <style:paragraph-properties fo:text-align="start" style:justify-single-word="false"/>
      <style:text-properties style:font-name="Verdana" fo:font-size="13pt" style:text-underline-style="none" fo:background-color="#ffffff" style:font-size-asian="13pt" style:font-size-complex="13pt"/>
    </style:style>
    <style:style style:name="P22" style:family="paragraph" style:parent-style-name="Standard">
      <style:paragraph-properties style:text-autospace="none"/>
      <style:text-properties style:font-name="Verdana" fo:font-size="13pt" fo:font-style="normal" fo:font-weight="normal" style:font-name-asian="Calibri" style:font-size-asian="13pt" style:font-style-asian="normal" style:font-weight-asian="normal" style:font-name-complex="Calibri" style:font-size-complex="13pt" style:font-style-complex="normal" style:font-weight-complex="normal"/>
    </style:style>
    <style:style style:name="P23" style:family="paragraph" style:parent-style-name="Standard">
      <style:paragraph-properties style:text-autospace="none"/>
      <style:text-properties style:font-name="Verdana" fo:font-size="13pt" fo:font-style="normal" fo:font-weight="normal" style:font-name-asian="Calibri,Bold" style:font-size-asian="13pt" style:font-style-asian="normal" style:font-weight-asian="normal" style:font-name-complex="Calibri,Bold" style:font-size-complex="13pt" style:font-style-complex="normal" style:font-weight-complex="normal"/>
    </style:style>
    <style:style style:name="P24" style:family="paragraph" style:parent-style-name="Standard">
      <style:paragraph-properties fo:text-align="start" style:justify-single-word="false" style:text-autospace="none"/>
      <style:text-properties style:font-name="Verdana" fo:font-size="13pt" fo:font-style="normal" style:text-underline-style="none" fo:font-weight="normal" fo:background-color="#ffffff" style:font-name-asian="Calibri" style:font-size-asian="13pt" style:font-style-asian="normal" style:font-weight-asian="normal" style:font-name-complex="Calibri" style:font-size-complex="13pt" style:font-style-complex="normal" style:font-weight-complex="normal"/>
    </style:style>
    <style:style style:name="P25" style:family="paragraph" style:parent-style-name="Standard">
      <style:paragraph-properties fo:text-align="start" style:justify-single-word="false" style:text-autospace="none"/>
      <style:text-properties style:font-name="Verdan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26" style:family="paragraph" style:parent-style-name="Standard">
      <style:paragraph-properties style:text-autospace="none"/>
      <style:text-properties style:font-name="Verdana" fo:font-size="13pt" fo:font-weight="normal" style:font-name-asian="Calibri,Bold" style:font-size-asian="13pt" style:font-weight-asian="normal" style:font-name-complex="Calibri,Bold" style:font-size-complex="13pt" style:font-weight-complex="normal"/>
    </style:style>
    <style:style style:name="P27" style:family="paragraph" style:parent-style-name="Standard">
      <style:paragraph-properties fo:text-align="justify" style:justify-single-word="false" style:text-autospace="none"/>
      <style:text-properties style:font-name="Verdana" fo:font-size="13pt" fo:font-weight="normal" fo:background-color="#ffffff" style:font-name-asian="Calibri" style:font-size-asian="13pt" style:font-weight-asian="normal" style:font-name-complex="Calibri" style:font-size-complex="13pt" style:font-weight-complex="normal"/>
    </style:style>
    <style:style style:name="P28" style:family="paragraph" style:parent-style-name="Standard">
      <style:paragraph-properties style:text-autospace="none"/>
      <style:text-properties style:font-name="Verdana" fo:font-size="14pt" style:text-underline-style="none" fo:background-color="#ffff00" style:font-name-asian="Calibri" style:font-size-asian="14pt" style:font-name-complex="Calibri" style:font-size-complex="14pt"/>
    </style:style>
    <style:style style:name="P29" style:family="paragraph" style:parent-style-name="Standard">
      <style:paragraph-properties style:text-autospace="none"/>
      <style:text-properties style:font-name="Verdana" fo:font-size="14pt" fo:font-weight="bold" style:font-name-asian="Calibri,Bold" style:font-size-asian="14pt" style:font-weight-asian="bold" style:font-name-complex="Calibri,Bold" style:font-size-complex="14pt" style:font-weight-complex="bold"/>
    </style:style>
    <style:style style:name="P30" style:family="paragraph" style:parent-style-name="Standard">
      <style:paragraph-properties style:text-autospace="none"/>
      <style:text-properties style:font-name="Verdana" fo:font-size="14pt" fo:background-color="#99ffff" style:font-name-asian="Calibri" style:font-size-asian="14pt" style:font-name-complex="Calibri" style:font-size-complex="14pt"/>
    </style:style>
    <style:style style:name="P31" style:family="paragraph" style:parent-style-name="Standard">
      <style:paragraph-properties fo:text-align="center" style:justify-single-word="false" style:text-autospace="none"/>
      <style:text-properties style:font-name="Verdana" fo:font-size="14pt" style:text-underline-style="solid" style:text-underline-width="auto" style:text-underline-color="font-color" fo:font-weight="bold" fo:background-color="#ffffff" style:font-name-asian="Calibri" style:font-size-asian="14pt" style:font-weight-asian="bold" style:font-name-complex="Calibri" style:font-size-complex="14pt" style:font-weight-complex="bold"/>
    </style:style>
    <style:style style:name="P32" style:family="paragraph" style:parent-style-name="Standard">
      <style:paragraph-properties fo:text-align="start" style:justify-single-word="false" style:text-autospace="none"/>
      <style:text-properties style:font-name="Verdana" fo:font-size="14pt" fo:font-style="italic" style:text-underline-style="none" fo:font-weight="normal" fo:background-color="#ffffff" style:font-name-asian="Calibri" style:font-size-asian="14pt" style:font-style-asian="italic" style:font-weight-asian="normal" style:font-name-complex="Calibri" style:font-size-complex="14pt" style:font-style-complex="italic" style:font-weight-complex="normal"/>
    </style:style>
    <style:style style:name="P33" style:family="paragraph" style:parent-style-name="Standard">
      <style:paragraph-properties fo:text-align="start" style:justify-single-word="false" style:text-autospace="none"/>
      <style:text-properties style:font-name="Verdana" fo:font-size="14pt" fo:font-style="italic" style:text-underline-style="solid" style:text-underline-width="auto" style:text-underline-color="font-color" fo:font-weight="bold" fo:background-color="#ffffff" style:font-name-asian="Calibri" style:font-size-asian="14pt" style:font-style-asian="italic" style:font-weight-asian="bold" style:font-name-complex="Calibri" style:font-size-complex="14pt" style:font-style-complex="italic" style:font-weight-complex="bold"/>
    </style:style>
    <style:style style:name="P34" style:family="paragraph" style:parent-style-name="Standard">
      <style:paragraph-properties fo:text-align="start" style:justify-single-word="false" style:text-autospace="none"/>
      <style:text-properties style:font-name="Calibri" fo:font-size="14pt" style:font-name-asian="Calibri" style:font-size-asian="14pt" style:font-name-complex="Calibri" style:font-size-complex="14pt"/>
    </style:style>
    <style:style style:name="P35" style:family="paragraph" style:parent-style-name="Standard">
      <style:paragraph-properties style:text-autospace="none"/>
      <style:text-properties style:font-name="Calibri" fo:font-size="14pt" style:font-name-asian="Calibri" style:font-size-asian="14pt" style:font-name-complex="Calibri" style:font-size-complex="14pt"/>
    </style:style>
    <style:style style:name="P36" style:family="paragraph" style:parent-style-name="Standard">
      <style:paragraph-properties fo:text-align="center" style:justify-single-word="false"/>
      <style:text-properties style:font-name="Calibri" fo:font-size="14pt" style:text-underline-style="solid" style:text-underline-width="auto" style:text-underline-color="font-color" style:font-name-asian="Calibri" style:font-size-asian="14pt" style:font-name-complex="Calibri" style:font-size-complex="14pt"/>
    </style:style>
    <style:style style:name="P37" style:family="paragraph" style:parent-style-name="Standard">
      <style:paragraph-properties fo:text-align="center" style:justify-single-word="false"/>
      <style:text-properties style:font-name="Calibri" fo:font-size="14pt" style:text-underline-style="solid" style:text-underline-width="auto" style:text-underline-color="font-color" fo:background-color="#ffff00" style:font-name-asian="Calibri" style:font-size-asian="14pt" style:font-name-complex="Calibri" style:font-size-complex="14pt"/>
    </style:style>
    <style:style style:name="P38"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39" style:family="paragraph" style:parent-style-name="Standard">
      <style:paragraph-properties fo:text-align="start" style:justify-single-word="false" style:text-autospace="none"/>
      <style:text-properties style:font-name="Calibri" fo:font-size="20pt" style:font-name-asian="Calibri" style:font-size-asian="20pt" style:font-name-complex="Calibri" style:font-size-complex="20pt"/>
    </style:style>
    <style:style style:name="P40" style:family="paragraph" style:parent-style-name="Standard">
      <style:paragraph-properties fo:text-align="center" style:justify-single-word="false" style:text-autospace="none"/>
      <style:text-properties style:font-name="Calibri" fo:font-size="20pt" style:font-name-asian="Calibri" style:font-size-asian="20pt" style:font-name-complex="Calibri" style:font-size-complex="20pt"/>
    </style:style>
    <style:style style:name="P41" style:family="paragraph" style:parent-style-name="Standard">
      <style:paragraph-properties fo:text-align="center" style:justify-single-word="false" style:text-autospace="none"/>
      <style:text-properties style:font-name="Calibri" fo:font-size="20pt" style:text-underline-style="solid" style:text-underline-width="auto" style:text-underline-color="font-color" style:font-name-asian="Calibri" style:font-size-asian="20pt" style:font-name-complex="Calibri" style:font-size-complex="20pt"/>
    </style:style>
    <style:style style:name="P42" style:family="paragraph" style:parent-style-name="Standard">
      <style:paragraph-properties fo:text-align="center" style:justify-single-word="false" style:text-autospace="none"/>
      <style:text-properties style:font-name="Calibri" fo:font-size="16pt" fo:font-weight="bold" style:font-name-asian="Calibri" style:font-size-asian="16pt" style:font-weight-asian="bold" style:font-name-complex="Calibri" style:font-size-complex="16pt" style:font-weight-complex="bold"/>
    </style:style>
    <style:style style:name="P43" style:family="paragraph" style:parent-style-name="Standard">
      <style:paragraph-properties fo:text-align="start" style:justify-single-word="false" style:text-autospace="none"/>
      <style:text-properties style:font-name="Calibri,BoldItalic" fo:font-size="16pt" fo:font-style="italic" fo:font-weight="bold" style:font-name-asian="Calibri,BoldItalic" style:font-size-asian="16pt" style:font-style-asian="italic" style:font-weight-asian="bold" style:font-name-complex="Calibri,BoldItalic" style:font-size-complex="16pt" style:font-style-complex="italic" style:font-weight-complex="bold"/>
    </style:style>
    <style:style style:name="P44" style:family="paragraph" style:parent-style-name="Standard">
      <style:paragraph-properties fo:text-align="start" style:justify-single-word="false" style:text-autospace="none"/>
      <style:text-properties style:font-name="Calibri,BoldItalic" fo:font-size="16pt" fo:font-style="italic" style:text-underline-style="solid" style:text-underline-width="auto" style:text-underline-color="font-color" fo:font-weight="bold" fo:background-color="#ffffff" style:font-name-asian="Calibri,BoldItalic" style:font-size-asian="16pt" style:font-style-asian="italic" style:font-weight-asian="bold" style:font-name-complex="Calibri,BoldItalic" style:font-size-complex="16pt" style:font-style-complex="italic" style:font-weight-complex="bold"/>
    </style:style>
    <style:style style:name="P45" style:family="paragraph" style:parent-style-name="Standard">
      <style:paragraph-properties fo:text-align="start" style:justify-single-word="false" style:text-autospace="none"/>
      <style:text-properties style:font-name="Calibri,Italic" fo:font-size="16pt" fo:font-style="italic" style:text-underline-style="solid" style:text-underline-width="auto" style:text-underline-color="font-color" fo:font-weight="bold" fo:background-color="#ffffff" style:font-name-asian="Calibri,Italic" style:font-size-asian="16pt" style:font-style-asian="italic" style:font-weight-asian="bold" style:font-name-complex="Calibri,Italic" style:font-size-complex="16pt" style:font-style-complex="italic" style:font-weight-complex="bold"/>
    </style:style>
    <style:style style:name="P46" style:family="paragraph" style:parent-style-name="Standard">
      <style:paragraph-properties fo:margin-left="0cm" fo:margin-right="0cm" fo:text-align="justify" style:justify-single-word="false" fo:orphans="2" fo:widows="2" fo:text-indent="0cm" style:auto-text-indent="false"/>
      <style:text-properties style:font-name="Verdana" fo:font-size="13pt" style:font-size-asian="13pt" style:font-size-complex="13pt"/>
    </style:style>
    <style:style style:name="P47" style:family="paragraph" style:parent-style-name="Table_20_Contents">
      <style:paragraph-properties fo:text-align="center" style:justify-single-word="false"/>
      <style:text-properties style:font-name="Verdana" fo:font-size="16pt" style:font-size-asian="16pt" style:font-size-complex="16pt"/>
    </style:style>
    <style:style style:name="P48" style:family="paragraph" style:parent-style-name="Table_20_Contents">
      <style:paragraph-properties fo:text-align="center" style:justify-single-word="false"/>
      <style:text-properties style:font-name="Verdana" fo:font-size="16pt" fo:font-style="italic" style:font-size-asian="16pt" style:font-style-asian="italic" style:font-size-complex="16pt" style:font-style-complex="italic"/>
    </style:style>
    <style:style style:name="P49" style:family="paragraph" style:parent-style-name="Table_20_Contents">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Table_20_Contents">
      <style:paragraph-properties fo:text-align="start" style:justify-single-word="false"/>
      <style:text-properties style:font-name="Verdana" fo:font-size="14pt" style:font-size-asian="14pt" style:font-size-complex="14pt"/>
    </style:style>
    <style:style style:name="P51" style:family="paragraph" style:parent-style-name="Table_20_Contents">
      <style:paragraph-properties fo:text-align="start" style:justify-single-word="false"/>
      <style:text-properties style:font-name="Verdana" fo:font-size="12pt" style:font-size-asian="12pt" style:font-size-complex="12pt"/>
    </style:style>
    <style:style style:name="P52" style:family="paragraph" style:parent-style-name="Table_20_Contents">
      <style:paragraph-properties fo:text-align="center" style:justify-single-word="false"/>
      <style:text-properties style:font-name="Verdana" fo:font-size="12pt" style:font-size-asian="12pt" style:font-size-complex="12pt"/>
    </style:style>
    <style:style style:name="P53" style:family="paragraph" style:parent-style-name="Table_20_Contents">
      <style:paragraph-properties fo:text-align="start" style:justify-single-word="false"/>
      <style:text-properties style:font-name="Verdana" fo:font-size="12pt" fo:language="it" fo:country="IT" style:font-size-asian="12pt" style:font-size-complex="12pt"/>
    </style:style>
    <style:style style:name="P54" style:family="paragraph" style:parent-style-name="Table_20_Contents">
      <style:paragraph-properties fo:text-align="center" style:justify-single-word="false"/>
      <style:text-properties style:font-name="Verdana" fo:font-size="12pt" fo:font-weight="bold"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P56" style:family="paragraph" style:parent-style-name="Table_20_Contents">
      <style:paragraph-properties fo:text-align="center" style:justify-single-word="false"/>
      <style:text-properties style:font-name="Verdana" fo:font-size="13pt" style:font-size-asian="13pt" style:font-size-complex="13pt"/>
    </style:style>
    <style:style style:name="P57" style:family="paragraph" style:parent-style-name="Table_20_Contents">
      <style:paragraph-properties fo:text-align="start" style:justify-single-word="false"/>
      <style:text-properties style:font-name="Verdana" fo:font-size="13pt" style:font-size-asian="13pt" style:font-size-complex="13pt"/>
    </style:style>
    <style:style style:name="P58"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59" style:family="paragraph" style:parent-style-name="Table_20_Contents">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60" style:family="paragraph" style:parent-style-name="Table_20_Contents">
      <style:paragraph-properties fo:text-align="start" style:justify-single-word="false"/>
      <style:text-properties fo:font-variant="normal" fo:text-transform="none" fo:color="#000000" style:font-name="verdana" fo:font-size="12pt" fo:letter-spacing="normal" fo:font-style="normal" fo:font-weight="normal" style:font-size-asian="12pt" style:font-size-complex="12pt"/>
    </style:style>
    <style:style style:name="P61" style:family="paragraph" style:parent-style-name="Table_20_Contents">
      <style:paragraph-properties fo:text-align="center" style:justify-single-word="false" fo:background-color="transparent">
        <style:background-image/>
      </style:paragraph-properties>
      <style:text-properties style:font-name="Verdana" fo:font-size="14pt" fo:font-style="italic" fo:font-weight="bold" style:font-size-asian="14pt" style:font-style-asian="italic" style:font-weight-asian="bold" style:font-size-complex="14pt" style:font-style-complex="italic" style:font-weight-complex="bold"/>
    </style:style>
    <style:style style:name="P62" style:family="paragraph" style:parent-style-name="Table_20_Contents">
      <style:paragraph-properties fo:text-align="start" style:justify-single-word="false" fo:background-color="#ffffff">
        <style:background-image/>
      </style:paragraph-properties>
      <style:text-properties style:font-name="Verdana" fo:font-size="14pt" style:font-size-asian="14pt" style:font-size-complex="14pt"/>
    </style:style>
    <style:style style:name="P63" style:family="paragraph" style:parent-style-name="Standard" style:list-style-name="L2">
      <style:paragraph-properties style:text-autospace="none"/>
      <style:text-properties style:font-name="Verdana" fo:font-size="13pt" fo:font-weight="normal" style:font-size-asian="13pt" style:font-weight-asian="normal" style:font-size-complex="13pt" style:font-weight-complex="normal"/>
    </style:style>
    <style:style style:name="P64" style:family="paragraph" style:parent-style-name="Standard" style:list-style-name="L2">
      <style:paragraph-properties style:text-autospace="none"/>
      <style:text-properties style:font-name="Verdana" fo:font-size="13pt" fo:font-weight="normal" fo:background-color="#ccff99" style:font-name-asian="Calibri,Bold" style:font-size-asian="13pt" style:font-weight-asian="normal" style:font-name-complex="Calibri,Bold" style:font-size-complex="13pt" style:font-weight-complex="normal"/>
    </style:style>
    <style:style style:name="P65" style:family="paragraph" style:parent-style-name="Standard">
      <style:paragraph-properties fo:text-align="start" style:justify-single-word="false" style:text-autospace="none"/>
      <style:text-properties style:font-name="Verdana" fo:font-size="14pt" fo:font-style="italic" style:text-underline-style="none" fo:font-weight="normal" fo:background-color="#ffffff" style:font-name-asian="Calibri" style:font-size-asian="14pt" style:font-style-asian="italic" style:font-weight-asian="normal" style:font-name-complex="Calibri" style:font-size-complex="14pt" style:font-style-complex="italic" style:font-weight-complex="normal"/>
    </style:style>
    <style:style style:name="P66" style:family="paragraph" style:parent-style-name="Standard">
      <style:paragraph-properties fo:text-align="start" style:justify-single-word="false" style:text-autospace="none"/>
      <style:text-properties style:font-name="Verdana" fo:font-size="14pt" fo:font-style="italic" style:text-underline-style="solid" style:text-underline-width="auto" style:text-underline-color="font-color" fo:font-weight="bold" fo:background-color="#ffffff" style:font-name-asian="Calibri" style:font-size-asian="14pt" style:font-style-asian="italic" style:font-weight-asian="bold" style:font-name-complex="Calibri" style:font-size-complex="14pt" style:font-style-complex="italic" style:font-weight-complex="bold"/>
    </style:style>
    <style:style style:name="P67" style:family="paragraph" style:parent-style-name="Standard">
      <style:paragraph-properties style:text-autospace="none"/>
      <style:text-properties style:font-name="Verdana" fo:font-size="14pt" fo:background-color="#99ffff" style:font-name-asian="Calibri" style:font-size-asian="14pt" style:font-name-complex="Calibri" style:font-size-complex="14pt"/>
    </style:style>
    <style:style style:name="P68" style:family="paragraph" style:parent-style-name="Standard">
      <style:paragraph-properties fo:text-align="start" style:justify-single-word="false" style:text-autospace="none"/>
      <style:text-properties style:font-name="Calibri" fo:font-size="14pt" style:font-name-asian="Calibri" style:font-size-asian="14pt" style:font-name-complex="Calibri" style:font-size-complex="14pt"/>
    </style:style>
    <style:style style:name="P69" style:family="paragraph" style:parent-style-name="Standard">
      <style:paragraph-properties fo:text-align="start" style:justify-single-word="false" style:text-autospace="none"/>
      <style:text-properties fo:color="#c5000b" style:font-name="Calibri" fo:font-size="16pt" fo:font-weight="bold" style:font-name-asian="Calibri" style:font-size-asian="16pt" style:font-weight-asian="bold" style:font-name-complex="Calibri" style:font-size-complex="16pt" style:font-weight-complex="bold"/>
    </style:style>
    <style:style style:name="P70" style:family="paragraph" style:parent-style-name="Text_20_body" style:list-style-name="L1">
      <style:paragraph-properties fo:text-align="start" style:justify-single-word="false"/>
      <style:text-properties style:font-name="Verdana" fo:font-size="13pt" fo:font-weight="normal" style:font-size-asian="13pt" style:font-weight-asian="normal" style:font-size-complex="13pt" style:font-weight-complex="normal"/>
    </style:style>
    <style:style style:name="P71" style:family="paragraph" style:parent-style-name="Text_20_body" style:list-style-name="L1">
      <style:paragraph-properties fo:text-align="start" style:justify-single-word="false"/>
      <style:text-properties style:font-name="Verdana" fo:font-size="13pt" fo:font-weight="normal" fo:background-color="#ffff00" style:font-size-asian="13pt" style:font-weight-asian="normal" style:font-size-complex="13pt" style:font-weight-complex="normal"/>
    </style:style>
    <style:style style:name="P72" style:family="paragraph" style:parent-style-name="Text_20_body" style:list-style-name="L1">
      <style:paragraph-properties fo:text-align="start" style:justify-single-word="false"/>
      <style:text-properties style:font-name="Verdana" fo:font-size="13pt" fo:font-weight="normal" fo:background-color="#ffffff" style:font-size-asian="13pt" style:font-weight-asian="normal" style:font-size-complex="13pt" style:font-weight-complex="normal"/>
    </style:style>
    <style:style style:name="T1" style:family="text">
      <style:text-properties fo:font-variant="normal" fo:text-transform="none" fo:color="#000000"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style:font-name-asian="Calibri" style:font-name-complex="Calibri"/>
    </style:style>
    <style:style style:name="T6" style:family="text">
      <style:text-properties fo:background-color="#cc0000" style:font-name-asian="Calibri" style:font-name-complex="Calibri"/>
    </style:style>
    <style:style style:name="T7" style:family="text">
      <style:text-properties fo:font-style="italic" style:font-name-asian="Calibri,Bold" style:font-style-asian="italic" style:font-name-complex="Calibri,Bold" style:font-style-complex="italic"/>
    </style:style>
    <style:style style:name="T8" style:family="text">
      <style:text-properties style:font-name-asian="Calibri,Bold" style:font-name-complex="Calibri,Bold"/>
    </style:style>
    <style:style style:name="T9"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GETTO BASE DATI</text:p>
      <text:p text:style-name="P10"/>
      <text:p text:style-name="P14">“<text:span text:style-name="T2">Ufficio Postale”</text:span></text:p>
      <text:p text:style-name="P15"/>
      <text:p text:style-name="P10"/>
      <text:p text:style-name="P11">FASE 1</text:p>
      <text:p text:style-name="P11"/>
      <text:p text:style-name="P16">Descrizione Sintetica</text:p>
      <text:p text:style-name="P10"/>
      <text:p text:style-name="P46"><text:span text:style-name="T1">Si vuole realizzare una base di dati per la gestione di un ufficio postale. Un cliente, identificato dal codice fiscale, ha un nome, un cognome, data e luogo di nascita, un indirizzo e uno o più numeri di telefono. Un cliente può aprire un conto oppure può effettuare una spedizione. Si possono spedire vari prodotti: pacchi, lettere e raccomandate. Ognuno di essi ha un destinatario e una data di spedizione. Per quanto riguarda i pacchi bisogna specificare il peso e il volume. Inoltre un cliente può anche decidere di aprire un conto. Ogni conto ha un saldo, è identificato da codice IBAN e può essere interessato da varie operazioni. I conti possono essere di vario tipo: libretti, conti bancoposta o carta prepagata. <text:s/>Le operazioni che avvengono nell' ufficio postale sono effettuate da un addetto allo sportello; altrimenti possono anche essere effettuate tramite internet. L'ufficio postale ha vari dipendenti, come gli addetti agli sportelli e i postini. Questi ultimi si occupano della consegna della posta ai clienti. Ogni dipendente ha nome, cognome, indirizzo, luogo e data di nascita, codice fiscale e matricola.</text:spa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Specifiche Complete</text:p>
      <text:p text:style-name="P10"/>
      <text:p text:style-name="P20">L'obbiettivo del seguente progetto è quello di realizzare una base di dati in grado di gestire un sistema per l'organizzazione di un qualsiasi ufficio postale. </text:p>
      <text:p text:style-name="P18"><text:span text:style-name="T1">Per ogni Cliente vengono registrati il nome , il cognome e il Codice Fiscale. Inoltre si possono indicare eventuali numeri di telefono , se presenti, l'indirizzo, il luogo e la data di nascita. Ogni cliente ha la possibilità di spedire la posta e di aprire vari tipi di conti. Ogni conto possiede un saldo ed ha un codice IBAN univoco. Ad un cliente che desidera aprire un conto, è permesso di scegliere tra un libretto, un conto corrente bancoposta oppure una carta prepagata (postePay Evolution). Un conto bancoposta ha un costo annuale, una data di scadenza ed un tasso di interesse. Inoltre è possibile scegliere se avere o meno una carta associata al conto. Di una PostePay Evolution si memorizza il codice di sicurezza e il numero della carta. Inoltre una PostePay Evolution ha una durata limitata, infatti viene anche memorizzata la data di scadenza. Infine il libretto è una semplice tipologia di conto di cui è noto il tasso di interesse.</text:span><text:line-break/><text:span text:style-name="T1">Poiché ogni cliente può scegliere di aprire più di un conto, viene memorizzato anche il numero di conti a lui intestati.</text:span><text:line-break/><text:span text:style-name="T1">Un conto, di qualsiasi tipo esso sia, può essere interessato da una o più operazioni. I clienti possono scegliere se effettuare l’operazione comodamente da casa, tramite internet ,oppure recarsi all’ufficio postale e rivolgersi agli addetti allo sportello. Di ogni operazione viene registrata la data in cui viene effettuata e l’importo. Inoltre ogni operazione ha un codice univoco che la identifica.</text:span> Inoltre ogni cliente ha la possibilità di spedire della posta, di tre tipi diversi: pacchi, lettere e raccomandate. Di ognuno di essi, è necessario specificare il destinatario e la data di spedizione. Inoltre ogni articolo spedito è identificato in maniera univoca da un codice. Per effettuare la spedizione di pacchi, il cliente deve specificare sia il peso che il volume. Le consegne della posta, sono effettuate dai dipendenti dell'ufficio postale, nello specifico, se ne occupano i postini. Di ogni dipendente, viene registrato il nome, il cognome, e possono anche essere specificati il luogo, la data di nascita e l'indirizzo. Ogni dipendente possiede una matricola, tramite la quale viene identificato. Tra i dipendenti, oltre ai postini, ricordiamo anche gli addetti allo sportello, anche se questi non sono gli unici impiegati, ma ve ne sono altri che si occupano della gestione dell'ufficio postale.</text:p>
      <text:p text:style-name="P12"/>
      <text:p text:style-name="P12"/>
      <text:p text:style-name="P12"/>
      <text:p text:style-name="P10"/>
      <text:p text:style-name="P10"/>
      <text:p text:style-name="P1"><text:soft-page-break/>Fase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Glossario delle Entità</text:p>
      <text:p text:style-name="P10"/>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p text:style-name="P61">Entità</text:p>
          </table:table-cell>
          <table:table-cell table:style-name="entità.B1" office:value-type="string">
            <text:p text:style-name="P49">Descrizione</text:p>
          </table:table-cell>
          <table:table-cell table:style-name="entità.B1" office:value-type="string">
            <text:p text:style-name="P49">Attributi</text:p>
          </table:table-cell>
          <table:table-cell table:style-name="entità.A1" office:value-type="string">
            <text:p text:style-name="P49">Identificatori</text:p>
          </table:table-cell>
        </table:table-row>
        <table:table-row>
          <table:table-cell table:style-name="entità.A2" office:value-type="string">
            <text:p text:style-name="P52">Cliente</text:p>
          </table:table-cell>
          <table:table-cell table:style-name="entità.A2" office:value-type="string">
            <text:p text:style-name="P53">Un cliente che usufruisce dei servizi offerti dall'ufficio postale.</text:p>
          </table:table-cell>
          <table:table-cell table:style-name="entità.A2" office:value-type="string">
            <text:p text:style-name="P53">Nome, Cognome,</text:p>
            <text:p text:style-name="P53">Luogo di Nascita, Data di nascita,</text:p>
            <text:p text:style-name="P53">Indirizzo,</text:p>
            <text:p text:style-name="P53">Codice Fiscale.</text:p>
          </table:table-cell>
          <table:table-cell table:style-name="entità.D2" office:value-type="string">
            <text:p text:style-name="P51">Codice Fiscale</text:p>
          </table:table-cell>
        </table:table-row>
        <table:table-row>
          <table:table-cell table:style-name="entità.A2" office:value-type="string">
            <text:p text:style-name="P52">Conto</text:p>
          </table:table-cell>
          <table:table-cell table:style-name="entità.A2" office:value-type="string">
            <text:p text:style-name="P60">Conto aperto all'interno dell'ufficio postale.</text:p>
          </table:table-cell>
          <table:table-cell table:style-name="entità.A2" office:value-type="string">
            <text:p text:style-name="P53">IBAN, Saldo, Numero di operazioni.</text:p>
          </table:table-cell>
          <table:table-cell table:style-name="entità.D2" office:value-type="string">
            <text:p text:style-name="P51">IBAN</text:p>
          </table:table-cell>
        </table:table-row>
        <table:table-row>
          <table:table-cell table:style-name="entità.A2" office:value-type="string">
            <text:p text:style-name="P52">Libretto</text:p>
          </table:table-cell>
          <table:table-cell table:style-name="entità.A2" office:value-type="string">
            <text:p text:style-name="P51">Un libretto di risparmio postale.</text:p>
          </table:table-cell>
          <table:table-cell table:style-name="entità.A2" office:value-type="string">
            <text:p text:style-name="P51">Tasso d'interesse.</text:p>
          </table:table-cell>
          <table:table-cell table:style-name="entità.D2" office:value-type="string">
            <text:p text:style-name="P47">//</text:p>
          </table:table-cell>
        </table:table-row>
        <table:table-row>
          <table:table-cell table:style-name="entità.A2" office:value-type="string">
            <text:p text:style-name="P52">Conto Bancoposta</text:p>
          </table:table-cell>
          <table:table-cell table:style-name="entità.A2" office:value-type="string">
            <text:p text:style-name="P51">Un conto corrente postale, dotato di una propria carta per poter effettuare le varie operazioni.</text:p>
          </table:table-cell>
          <table:table-cell table:style-name="entità.A2" office:value-type="string">
            <text:p text:style-name="P51">Carta, Attivazione servizi internet, Tasso d'interesse, Costo.</text:p>
          </table:table-cell>
          <table:table-cell table:style-name="entità.D2" office:value-type="string">
            <text:p text:style-name="P47"/>
            <text:p text:style-name="P47">//</text:p>
          </table:table-cell>
        </table:table-row>
        <table:table-row>
          <table:table-cell table:style-name="entità.A2" office:value-type="string">
            <text:p text:style-name="P52">Postepay Evolution</text:p>
          </table:table-cell>
          <table:table-cell table:style-name="entità.A2" office:value-type="string">
            <text:p text:style-name="P51">È una carta prepagata, ricaricabile con IBAN.</text:p>
          </table:table-cell>
          <table:table-cell table:style-name="entità.A2" office:value-type="string">
            <text:p text:style-name="P51">Scadenza, Numero carta, Codice di Sicurezza.</text:p>
          </table:table-cell>
          <table:table-cell table:style-name="entità.D2" office:value-type="string">
            <text:p text:style-name="P47"/>
            <text:p text:style-name="P47">//</text:p>
          </table:table-cell>
        </table:table-row>
        <table:table-row>
          <table:table-cell table:style-name="entità.A2" office:value-type="string">
            <text:p text:style-name="P52">Operazione</text:p>
          </table:table-cell>
          <table:table-cell table:style-name="entità.A2" office:value-type="string">
            <text:p text:style-name="P51">Un'operazione che può essere effettuata su un conto. </text:p>
          </table:table-cell>
          <table:table-cell table:style-name="entità.A2" office:value-type="string">
            <text:p text:style-name="P51">Codice, Data, Importo.</text:p>
          </table:table-cell>
          <table:table-cell table:style-name="entità.D2" office:value-type="string">
            <text:p text:style-name="P51">Codice</text:p>
          </table:table-cell>
        </table:table-row>
        <table:table-row>
          <table:table-cell table:style-name="entità.A2" office:value-type="string">
            <text:p text:style-name="P52">Tramite Internet</text:p>
          </table:table-cell>
          <table:table-cell table:style-name="entità.A2" office:value-type="string">
            <text:p text:style-name="P51">Operazione che viene effettuata online.</text:p>
          </table:table-cell>
          <table:table-cell table:style-name="entità.A2" office:value-type="string">
            <text:p text:style-name="P47">//</text:p>
          </table:table-cell>
          <table:table-cell table:style-name="entità.D2" office:value-type="string">
            <text:p text:style-name="P47">//</text:p>
          </table:table-cell>
        </table:table-row>
        <table:table-row>
          <table:table-cell table:style-name="entità.A2" office:value-type="string">
            <text:p text:style-name="P52">Alla Posta</text:p>
          </table:table-cell>
          <table:table-cell table:style-name="entità.A2" office:value-type="string">
            <text:p text:style-name="P51">Operazione che viene effettuata nell'ufficio postale stesso.</text:p>
          </table:table-cell>
          <table:table-cell table:style-name="entità.A2" office:value-type="string">
            <text:p text:style-name="P47"/>
            <text:p text:style-name="P47">//</text:p>
          </table:table-cell>
          <table:table-cell table:style-name="entità.D2" office:value-type="string">
            <text:p text:style-name="P47"/>
            <text:p text:style-name="P47">//</text:p>
          </table:table-cell>
        </table:table-row>
        <table:table-row>
          <table:table-cell table:style-name="entità.A2" office:value-type="string">
            <text:p text:style-name="P52">Dipendente</text:p>
          </table:table-cell>
          <table:table-cell table:style-name="entità.A2" office:value-type="string">
            <text:p text:style-name="P51">Un dipendente dell'ufficio postale. </text:p>
          </table:table-cell>
          <table:table-cell table:style-name="entità.A2" office:value-type="string">
            <text:p text:style-name="P51">Nome, Cognome, Indirizzo, Data di Nascita, Luogo di Nascita,Matricola.</text:p>
          </table:table-cell>
          <table:table-cell table:style-name="entità.D2" office:value-type="string">
            <text:p text:style-name="P51">Matricola</text:p>
          </table:table-cell>
        </table:table-row>
        <table:table-row>
          <table:table-cell table:style-name="entità.A2" office:value-type="string">
            <text:p text:style-name="P52">Addetto Allo Sportello</text:p>
          </table:table-cell>
          <table:table-cell table:style-name="entità.A2" office:value-type="string">
            <text:p text:style-name="P51">Un tipo di dipendente che svolge le operazioni alla posta. </text:p>
          </table:table-cell>
          <table:table-cell table:style-name="entità.A2" office:value-type="string">
            <text:p text:style-name="P47"/>
            <text:p text:style-name="P47">//</text:p>
          </table:table-cell>
          <table:table-cell table:style-name="entità.D2" office:value-type="string">
            <text:p text:style-name="P47"/>
            <text:p text:style-name="P47">//</text:p>
          </table:table-cell>
        </table:table-row>
        <table:table-row>
          <table:table-cell table:style-name="entità.A2" office:value-type="string">
            <text:p text:style-name="P52">Postino</text:p>
          </table:table-cell>
          <table:table-cell table:style-name="entità.A2" office:value-type="string">
            <text:p text:style-name="P51">Tipo di dipendente che si occupa della consegna della posta-</text:p>
          </table:table-cell>
          <table:table-cell table:style-name="entità.A2" office:value-type="string">
            <text:p text:style-name="P47"/>
            <text:p text:style-name="P47">//</text:p>
          </table:table-cell>
          <table:table-cell table:style-name="entità.D2" office:value-type="string">
            <text:p text:style-name="P47"/>
            <text:p text:style-name="P47">//</text:p>
          </table:table-cell>
        </table:table-row>
        <table:table-row>
          <table:table-cell table:style-name="entità.A2" office:value-type="string">
            <text:p text:style-name="P52"/>
            <text:p text:style-name="P52"/>
            <text:p text:style-name="P52">Posta</text:p>
          </table:table-cell>
          <table:table-cell table:style-name="entità.A2" office:value-type="string">
            <text:p text:style-name="P51">Si tratta di materiale che viene consegnato a un cliente, oppure viene spedito (sempre <text:soft-page-break/>dal cliente).</text:p>
          </table:table-cell>
          <table:table-cell table:style-name="entità.A2" office:value-type="string">
            <text:p text:style-name="P51">Codice, Destinatario, <text:s/>Data Spedizione.</text:p>
          </table:table-cell>
          <table:table-cell table:style-name="entità.D2" office:value-type="string">
            <text:p text:style-name="P51"/>
            <text:p text:style-name="P51"/>
            <text:p text:style-name="P51">Codice</text:p>
          </table:table-cell>
        </table:table-row>
        <table:table-row>
          <table:table-cell table:style-name="entità.A2" office:value-type="string">
            <text:p text:style-name="P52">Pacchi</text:p>
          </table:table-cell>
          <table:table-cell table:style-name="entità.A2" office:value-type="string">
            <text:p text:style-name="P51">Pacchi spediti o consegnati a un cliente, hanno un peso e un volume.</text:p>
          </table:table-cell>
          <table:table-cell table:style-name="entità.A2" office:value-type="string">
            <text:p text:style-name="P51">Peso, Volume.</text:p>
          </table:table-cell>
          <table:table-cell table:style-name="entità.D2" office:value-type="string">
            <text:p text:style-name="P47"/>
            <text:p text:style-name="P47">//</text:p>
          </table:table-cell>
        </table:table-row>
        <table:table-row>
          <table:table-cell table:style-name="entità.A2" office:value-type="string">
            <text:p text:style-name="P52">Raccomandate</text:p>
          </table:table-cell>
          <table:table-cell table:style-name="entità.A2" office:value-type="string">
            <text:p text:style-name="P51">Tipo di posta.</text:p>
          </table:table-cell>
          <table:table-cell table:style-name="entità.A2" office:value-type="string">
            <text:p text:style-name="P47">//</text:p>
          </table:table-cell>
          <table:table-cell table:style-name="entità.D2" office:value-type="string">
            <text:p text:style-name="P47">//</text:p>
          </table:table-cell>
        </table:table-row>
        <table:table-row>
          <table:table-cell table:style-name="entità.A2" office:value-type="string">
            <text:p text:style-name="P52">Lettere</text:p>
          </table:table-cell>
          <table:table-cell table:style-name="entità.A2" office:value-type="string">
            <text:p text:style-name="P51">Lettere spedite o consegnate a un cliente. </text:p>
          </table:table-cell>
          <table:table-cell table:style-name="entità.A2" office:value-type="string">
            <text:p text:style-name="P47"/>
            <text:p text:style-name="P47">//</text:p>
          </table:table-cell>
          <table:table-cell table:style-name="entità.D2" office:value-type="string">
            <text:p text:style-name="P47"/>
            <text:p text:style-name="P47">//</text:p>
          </table:table-cell>
        </table:table-row>
      </table:table>
      <text:p text:style-name="P11"/>
      <text:p text:style-name="P11"/>
      <text:p text:style-name="P1"/>
      <text:p text:style-name="P2"/>
      <text:p text:style-name="P3">Glossario delle Relazioni</text:p>
      <text:p text:style-name="P1"/>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9">Relazione</text:p>
          </table:table-cell>
          <table:table-cell table:style-name="Tabella1.A1" office:value-type="string">
            <text:p text:style-name="P49">Descrizione</text:p>
          </table:table-cell>
          <table:table-cell table:style-name="Tabella1.A1" office:value-type="string">
            <text:p text:style-name="P49">Entità Coinvolte</text:p>
          </table:table-cell>
          <table:table-cell table:style-name="Tabella1.D1" office:value-type="string">
            <text:p text:style-name="P49">Attributi</text:p>
          </table:table-cell>
        </table:table-row>
        <table:table-row>
          <table:table-cell table:style-name="Tabella1.A2" office:value-type="string">
            <text:p text:style-name="P52">Apre</text:p>
          </table:table-cell>
          <table:table-cell table:style-name="Tabella1.A2" office:value-type="string">
            <text:p text:style-name="P51">Permette ad un Cliente di aprire uno o più conti.</text:p>
          </table:table-cell>
          <table:table-cell table:style-name="Tabella1.A2" office:value-type="string">
            <text:p text:style-name="P51">Cliente(0,N)</text:p>
            <text:p text:style-name="P51">Conto(1,N)</text:p>
          </table:table-cell>
          <table:table-cell table:style-name="Tabella1.D2" office:value-type="string">
            <text:p text:style-name="P47">//</text:p>
          </table:table-cell>
        </table:table-row>
        <table:table-row>
          <table:table-cell table:style-name="Tabella1.A2" office:value-type="string">
            <text:p text:style-name="P52">Interessato Da</text:p>
          </table:table-cell>
          <table:table-cell table:style-name="Tabella1.A2" office:value-type="string">
            <text:p text:style-name="P51">Collega un conto alle operazioni che lo possono interessare.</text:p>
          </table:table-cell>
          <table:table-cell table:style-name="Tabella1.A2" office:value-type="string">
            <text:p text:style-name="P51">Conto(0,N)</text:p>
            <text:p text:style-name="P51">Operazione(1,N)</text:p>
          </table:table-cell>
          <table:table-cell table:style-name="Tabella1.D2" office:value-type="string">
            <text:p text:style-name="P47"/>
            <text:p text:style-name="P47">//</text:p>
          </table:table-cell>
        </table:table-row>
        <table:table-row>
          <table:table-cell table:style-name="Tabella1.A2" office:value-type="string">
            <text:p text:style-name="P52">Effettuato Da</text:p>
          </table:table-cell>
          <table:table-cell table:style-name="Tabella1.A2" office:value-type="string">
            <text:p text:style-name="P51">Indica che un'operazione alla posta viene effettuata da un dipendente, nello specifico da un addetto allo sportello.</text:p>
          </table:table-cell>
          <table:table-cell table:style-name="Tabella1.A2" office:value-type="string">
            <text:p text:style-name="P51">Alla Posta(1,1)</text:p>
            <text:p text:style-name="P51">Addetto Allo Sportello(0,N)</text:p>
          </table:table-cell>
          <table:table-cell table:style-name="Tabella1.D2" office:value-type="string">
            <text:p text:style-name="P47"/>
            <text:p text:style-name="P47"/>
            <text:p text:style-name="P47">//</text:p>
          </table:table-cell>
        </table:table-row>
        <table:table-row>
          <table:table-cell table:style-name="Tabella1.A2" office:value-type="string">
            <text:p text:style-name="P52">Consegna</text:p>
          </table:table-cell>
          <table:table-cell table:style-name="Tabella1.A2" office:value-type="string">
            <text:p text:style-name="P51">Unisce un postino alla posta che consegna.</text:p>
          </table:table-cell>
          <table:table-cell table:style-name="Tabella1.A2" office:value-type="string">
            <text:p text:style-name="P51">Postino(1,N)</text:p>
            <text:p text:style-name="P51">Consegna(1,1)</text:p>
          </table:table-cell>
          <table:table-cell table:style-name="Tabella1.D2" office:value-type="string">
            <text:p text:style-name="P52">Data</text:p>
          </table:table-cell>
        </table:table-row>
        <table:table-row>
          <table:table-cell table:style-name="Tabella1.A2" office:value-type="string">
            <text:p text:style-name="P52">Spedisce</text:p>
          </table:table-cell>
          <table:table-cell table:style-name="Tabella1.A2" office:value-type="string">
            <text:p text:style-name="P51">Associa un cliente alla posta che spedisce.</text:p>
          </table:table-cell>
          <table:table-cell table:style-name="Tabella1.A2" office:value-type="string">
            <text:p text:style-name="P51">Cliente(0,N)</text:p>
            <text:p text:style-name="P51">Posta(0,N)</text:p>
          </table:table-cell>
          <table:table-cell table:style-name="Tabella1.D2" office:value-type="string">
            <text:p text:style-name="P47">// </text:p>
          </table:table-cell>
        </table:table-row>
      </table:table>
      <text:p text:style-name="P1"/>
      <text:p text:style-name="P7"/>
      <text:p text:style-name="P7"/>
      <text:p text:style-name="P7"><text:soft-page-break/>Vincoli non esprimibili dal modello ER</text:p>
      <text:list xml:id="list8432103806118836562" text:style-name="L1">
        <text:list-item>
          <text:p text:style-name="P70">L'attributo chiave di una postepay Evolution, è l'IBAN, ma non possono esistere due postepay con lo stesso numero di carta.</text:p>
        </text:list-item>
        <text:list-item>
          <text:p text:style-name="P70">Nell'effettuare un'operazione che prevede un prelievo, l'importo non può essere superiore al saldo del conto.</text:p>
        </text:list-item>
        <text:list-item>
          <text:p text:style-name="P71">(si può dire anche delle scadenze delle carte )</text:p>
        </text:list-item>
        <text:list-item>
          <text:p text:style-name="P72">Possono effettuare operazione tramite internet solo coloro che hanno la Postepay Evolution o l'attivazione dei servizi internet.</text:p>
        </text:list-item>
      </text:list>
      <text:p text:style-name="P1"/>
      <text:p text:style-name="P1"/>
      <text:p text:style-name="P3">Domini degli attributi per entità</text:p>
      <text:p text:style-name="P1"/>
      <table:table table:name="Tabella2" table:style-name="Tabella2">
        <table:table-column table:style-name="Tabella2.A" table:number-columns-repeated="3"/>
        <table:table-row>
          <table:table-cell table:style-name="Tabella2.A1" office:value-type="string">
            <text:p text:style-name="P48">Entità</text:p>
          </table:table-cell>
          <table:table-cell table:style-name="Tabella2.A1" office:value-type="string">
            <text:p text:style-name="P48">Attributo</text:p>
          </table:table-cell>
          <table:table-cell table:style-name="Tabella2.C1" office:value-type="string">
            <text:p text:style-name="P48">Dominio</text:p>
          </table:table-cell>
        </table:table-row>
        <table:table-row>
          <table:table-cell table:style-name="Tabella2.A2" office:value-type="string">
            <text:p text:style-name="P52">Cliente</text:p>
          </table:table-cell>
          <table:table-cell table:style-name="Tabella2.A2" office:value-type="string">
            <text:p text:style-name="P53">Nome </text:p>
            <text:p text:style-name="P53">Cognome</text:p>
            <text:p text:style-name="P53">Luogo di Nascita</text:p>
            <text:p text:style-name="P53">Data di nascita</text:p>
            <text:p text:style-name="P53">Indirizzo</text:p>
            <text:p text:style-name="P53">Codice Fiscale</text:p>
          </table:table-cell>
          <table:table-cell table:style-name="Tabella2.C2" office:value-type="string">
            <text:p text:style-name="P51">Stringa</text:p>
            <text:p text:style-name="P51">Stringa</text:p>
            <text:p text:style-name="P51">Stringa</text:p>
            <text:p text:style-name="P51">Data</text:p>
            <text:p text:style-name="P51">Stringa</text:p>
            <text:p text:style-name="P51">Char[16]</text:p>
          </table:table-cell>
        </table:table-row>
        <table:table-row>
          <table:table-cell table:style-name="Tabella2.A2" office:value-type="string">
            <text:p text:style-name="P52">Conto</text:p>
          </table:table-cell>
          <table:table-cell table:style-name="Tabella2.A2" office:value-type="string">
            <text:p text:style-name="P53">IBAN</text:p>
            <text:p text:style-name="P53">Saldo </text:p>
            <text:p text:style-name="P53">Numero di operazioni</text:p>
          </table:table-cell>
          <table:table-cell table:style-name="Tabella2.C2" office:value-type="string">
            <text:p text:style-name="P51">Char[27]</text:p>
            <text:p text:style-name="P51">Double</text:p>
            <text:p text:style-name="P51">Intero</text:p>
          </table:table-cell>
        </table:table-row>
        <table:table-row>
          <table:table-cell table:style-name="Tabella2.A2" office:value-type="string">
            <text:p text:style-name="P52">Libretto</text:p>
          </table:table-cell>
          <table:table-cell table:style-name="Tabella2.A2" office:value-type="string">
            <text:p text:style-name="P51">Tasso d'interesse</text:p>
          </table:table-cell>
          <table:table-cell table:style-name="Tabella2.C2" office:value-type="string">
            <text:p text:style-name="P51">Double</text:p>
          </table:table-cell>
        </table:table-row>
        <table:table-row>
          <table:table-cell table:style-name="Tabella2.A2" office:value-type="string">
            <text:p text:style-name="P52">Conto Bancoposta</text:p>
          </table:table-cell>
          <table:table-cell table:style-name="Tabella2.A2" office:value-type="string">
            <text:p text:style-name="P51">Carta</text:p>
            <text:p text:style-name="P51">Data Scadenza</text:p>
            <text:p text:style-name="P51">Tasso d'interesse</text:p>
            <text:p text:style-name="P51">Costo</text:p>
          </table:table-cell>
          <table:table-cell table:style-name="Tabella2.C2" office:value-type="string">
            <text:p text:style-name="P51">Enum(y,n)</text:p>
            <text:p text:style-name="P51">Data</text:p>
            <text:p text:style-name="P51">Double</text:p>
            <text:p text:style-name="P51">Double</text:p>
          </table:table-cell>
        </table:table-row>
        <table:table-row>
          <table:table-cell table:style-name="Tabella2.A2" office:value-type="string">
            <text:p text:style-name="P52">Postepay Evolution</text:p>
          </table:table-cell>
          <table:table-cell table:style-name="Tabella2.A2" office:value-type="string">
            <text:p text:style-name="P51">Scadenza</text:p>
            <text:p text:style-name="P51">Numero carta</text:p>
            <text:p text:style-name="P51">Codice di Sicurezza</text:p>
          </table:table-cell>
          <table:table-cell table:style-name="Tabella2.C2" office:value-type="string">
            <text:p text:style-name="P51">Data</text:p>
            <text:p text:style-name="P51">Intero</text:p>
            <text:p text:style-name="P51">Intero</text:p>
          </table:table-cell>
        </table:table-row>
        <table:table-row>
          <table:table-cell table:style-name="Tabella2.A2" office:value-type="string">
            <text:p text:style-name="P52">Operazione</text:p>
          </table:table-cell>
          <table:table-cell table:style-name="Tabella2.A2" office:value-type="string">
            <text:p text:style-name="P51">Codice</text:p>
            <text:p text:style-name="P51">Data</text:p>
            <text:p text:style-name="P51">Importo</text:p>
          </table:table-cell>
          <table:table-cell table:style-name="Tabella2.C2" office:value-type="string">
            <text:p text:style-name="P51">Intero</text:p>
            <text:p text:style-name="P51">Data</text:p>
            <text:p text:style-name="P51">double</text:p>
          </table:table-cell>
        </table:table-row>
        <table:table-row>
          <table:table-cell table:style-name="Tabella2.A2" office:value-type="string">
            <text:p text:style-name="P52">Tramite Internet</text:p>
          </table:table-cell>
          <table:table-cell table:style-name="Tabella2.A2" office:value-type="string">
            <text:p text:style-name="P47">//</text:p>
          </table:table-cell>
          <table:table-cell table:style-name="Tabella2.C2" office:value-type="string">
            <text:p text:style-name="P51"><text:s/>//</text:p>
          </table:table-cell>
        </table:table-row>
        <table:table-row>
          <table:table-cell table:style-name="Tabella2.A2" office:value-type="string">
            <text:p text:style-name="P52">Alla Posta</text:p>
          </table:table-cell>
          <table:table-cell table:style-name="Tabella2.A2" office:value-type="string">
            <text:p text:style-name="P47"/>
            <text:p text:style-name="P47">//</text:p>
          </table:table-cell>
          <table:table-cell table:style-name="Tabella2.C2" office:value-type="string">
            <text:p text:style-name="P51">//</text:p>
          </table:table-cell>
        </table:table-row>
        <table:table-row>
          <table:table-cell table:style-name="Tabella2.A2" office:value-type="string">
            <text:p text:style-name="P52">Dipendente</text:p>
          </table:table-cell>
          <table:table-cell table:style-name="Tabella2.A2" office:value-type="string">
            <text:p text:style-name="P51">Nome</text:p>
            <text:p text:style-name="P51">Cognome</text:p>
            <text:p text:style-name="P51"><text:soft-page-break/>Indirizzo</text:p>
            <text:p text:style-name="P51">Data di Nascita</text:p>
            <text:p text:style-name="P51">Luogo di Nascita</text:p>
            <text:p text:style-name="P51">Matricola</text:p>
          </table:table-cell>
          <table:table-cell table:style-name="Tabella2.C2" office:value-type="string">
            <text:p text:style-name="P51">Stringa</text:p>
            <text:p text:style-name="P51">Stringa</text:p>
            <text:p text:style-name="P51"><text:soft-page-break/>Stringa</text:p>
            <text:p text:style-name="P51">Data</text:p>
            <text:p text:style-name="P51">Stringa</text:p>
            <text:p text:style-name="P51">Intero</text:p>
            <text:p text:style-name="P51"/>
          </table:table-cell>
        </table:table-row>
        <table:table-row>
          <table:table-cell table:style-name="Tabella2.A2" office:value-type="string">
            <text:p text:style-name="P52">Addetto Allo Sportello</text:p>
          </table:table-cell>
          <table:table-cell table:style-name="Tabella2.A2" office:value-type="string">
            <text:p text:style-name="P47"/>
            <text:p text:style-name="P47">//</text:p>
          </table:table-cell>
          <table:table-cell table:style-name="Tabella2.C2" office:value-type="string">
            <text:p text:style-name="P51"/>
          </table:table-cell>
        </table:table-row>
        <table:table-row>
          <table:table-cell table:style-name="Tabella2.A2" office:value-type="string">
            <text:p text:style-name="P52">Postino</text:p>
          </table:table-cell>
          <table:table-cell table:style-name="Tabella2.A2" office:value-type="string">
            <text:p text:style-name="P47"/>
            <text:p text:style-name="P47">//</text:p>
          </table:table-cell>
          <table:table-cell table:style-name="Tabella2.C2" office:value-type="string">
            <text:p text:style-name="P51"/>
          </table:table-cell>
        </table:table-row>
        <table:table-row>
          <table:table-cell table:style-name="Tabella2.A2" office:value-type="string">
            <text:p text:style-name="P52"/>
            <text:p text:style-name="P52"/>
            <text:p text:style-name="P52">Posta</text:p>
          </table:table-cell>
          <table:table-cell table:style-name="Tabella2.A2" office:value-type="string">
            <text:p text:style-name="P51">Codice</text:p>
            <text:p text:style-name="P51">Destinatario</text:p>
            <text:p text:style-name="P51">Data Spedizione</text:p>
            <text:p text:style-name="P51">Mittente</text:p>
          </table:table-cell>
          <table:table-cell table:style-name="Tabella2.C2" office:value-type="string">
            <text:p text:style-name="P51">Intero</text:p>
            <text:p text:style-name="P51">Char[16]</text:p>
            <text:p text:style-name="P51">Data</text:p>
            <text:p text:style-name="P51">Stringa</text:p>
          </table:table-cell>
        </table:table-row>
        <table:table-row>
          <table:table-cell table:style-name="Tabella2.A2" office:value-type="string">
            <text:p text:style-name="P52">Pacchi</text:p>
          </table:table-cell>
          <table:table-cell table:style-name="Tabella2.A2" office:value-type="string">
            <text:p text:style-name="P51">Peso</text:p>
            <text:p text:style-name="P51">Volume</text:p>
          </table:table-cell>
          <table:table-cell table:style-name="Tabella2.C2" office:value-type="string">
            <text:p text:style-name="P51">Double</text:p>
            <text:p text:style-name="P51">Double</text:p>
          </table:table-cell>
        </table:table-row>
        <table:table-row>
          <table:table-cell table:style-name="Tabella2.A2" office:value-type="string">
            <text:p text:style-name="P52">Raccomandate</text:p>
          </table:table-cell>
          <table:table-cell table:style-name="Tabella2.A2" office:value-type="string">
            <text:p text:style-name="P47">//</text:p>
          </table:table-cell>
          <table:table-cell table:style-name="Tabella2.C2" office:value-type="string">
            <text:p text:style-name="P51"/>
          </table:table-cell>
        </table:table-row>
        <table:table-row>
          <table:table-cell table:style-name="Tabella2.A2" office:value-type="string">
            <text:p text:style-name="P52">Lettere</text:p>
          </table:table-cell>
          <table:table-cell table:style-name="Tabella2.A2" office:value-type="string">
            <text:p text:style-name="P47"/>
            <text:p text:style-name="P47">//</text:p>
          </table:table-cell>
          <table:table-cell table:style-name="Tabella2.C2" office:value-type="string">
            <text:p text:style-name="P51"/>
          </table:table-cell>
        </table:table-row>
      </table:table>
      <text:p text:style-name="P1"/>
      <text:p text:style-name="P1"/>
      <text:p text:style-name="P9"/>
      <text:p text:style-name="P3">Dominio degli attributi per relazione</text:p>
      <text:p text:style-name="P2"/>
      <table:table table:name="Tabella5" table:style-name="Tabella5">
        <table:table-column table:style-name="Tabella5.A" table:number-columns-repeated="3"/>
        <table:table-row>
          <table:table-cell table:style-name="Tabella5.A1" office:value-type="string">
            <text:p text:style-name="P48">Relazione</text:p>
          </table:table-cell>
          <table:table-cell table:style-name="Tabella5.A1" office:value-type="string">
            <text:p text:style-name="P48">Attributo</text:p>
          </table:table-cell>
          <table:table-cell table:style-name="Tabella5.C1" office:value-type="string">
            <text:p text:style-name="P48">Dominio</text:p>
          </table:table-cell>
        </table:table-row>
        <table:table-row>
          <table:table-cell table:style-name="Tabella5.A2" office:value-type="string">
            <text:p text:style-name="P56">Consegna</text:p>
          </table:table-cell>
          <table:table-cell table:style-name="Tabella5.A2" office:value-type="string">
            <text:p text:style-name="P56">Data</text:p>
          </table:table-cell>
          <table:table-cell table:style-name="Tabella5.C2" office:value-type="string">
            <text:p text:style-name="P56">Stringa</text:p>
          </table:table-cell>
        </table:table-row>
      </table:table>
      <text:p text:style-name="P2"/>
      <text:p text:style-name="P1"/>
      <text:p text:style-name="P1"/>
      <text:p text:style-name="P1"/>
      <text:p text:style-name="P1"/>
      <text:p text:style-name="P1"/>
      <text:p text:style-name="P1"/>
      <text:p text:style-name="P1"/>
      <text:p text:style-name="P1"><text:soft-page-break/>Fase 3</text:p>
      <text:p text:style-name="P3">LISTA OPERAZIONI</text:p>
      <text:p text:style-name="P8"/>
      <text:p text:style-name="P4"><text:span text:style-name="T3">Op1:</text:span> Inserisci un Cliente.</text:p>
      <text:p text:style-name="P4"><text:span text:style-name="T3">Op2:</text:span> Apri un conto (di qualsiasi tipo) ad un Cliente.</text:p>
      <text:p text:style-name="P4"><text:span text:style-name="T3">Op3:</text:span> Effettuare un'operazione allo sportello.</text:p>
      <text:p text:style-name="P4"><text:span text:style-name="T3">Op4:</text:span> Effettuare un'operazione tramite internet.</text:p>
      <text:p text:style-name="P4"><text:span text:style-name="T3">Op5:</text:span> Consegna della posta da parte di un postino.</text:p>
      <text:p text:style-name="P4"><text:span text:style-name="T3">Op6:</text:span> Stampa dell'estratto conto di un cliente, comprese tutte le </text:p>
      <text:p text:style-name="P4"><text:s text:c="8"/>operazioni effettuate su quel conto.</text:p>
      <text:p text:style-name="P4"><text:span text:style-name="T3">Op7:</text:span> Stampa di tutte le informazioni che riguardano un <text:tab/><text:tab/> <text:s/><text:tab/>cliente.</text:p>
      <text:p text:style-name="P4"><text:span text:style-name="T3">Op8:</text:span> Spedizione della posta da parte di un Cliente.</text:p>
      <text:p text:style-name="P5"><text:span text:style-name="T3">Op9:</text:span><text:span text:style-name="T4"> </text:span>Trovare nome, cognome e numero di telefono dei clienti che hanno <text:tab/>intestato un conto bancoposta, che non hanno una carta e che <text:tab/>hanno effettuato più di 50 operazioni.</text:p>
      <text:p text:style-name="P5"><text:span text:style-name="T3">Op10: </text:span>Trovare nome e cognome dei clienti che negli ultimi due mesi <text:tab/> <text:s/><text:tab/> <text:s/>hanno effettuato la metà delle operazione effettuate nei due mesi <text:tab/> <text:s/>precedenti.</text:p>
      <text:p text:style-name="P5"><text:span text:style-name="T3">Op11:</text:span> Trovare tutti i dipendenti che sono addetti agli sportelli e che <text:tab/> <text:s/><text:tab/> <text:s/>hanno effettuato almeno (Num scelto dall'utente) operazioni dall (scelto dall'utente) oppure i postini che (scelto dall'utente/ultma settimana)hanno effettuato più di (scelto dall'utente) consegne.</text:p>
      <text:p text:style-name="P6"/>
      <text:p text:style-name="P6"/>
      <text:p text:style-name="P3">TAVOLA DELLE OPERAZIONI</text:p>
      <table:table table:name="Tabella3" table:style-name="Tabella3">
        <table:table-column table:style-name="Tabella3.A" table:number-columns-repeated="3"/>
        <table:table-row>
          <table:table-cell table:style-name="Tabella3.A1" office:value-type="string">
            <text:p text:style-name="P55">Operazione</text:p>
          </table:table-cell>
          <table:table-cell table:style-name="Tabella3.A1" office:value-type="string">
            <text:p text:style-name="P55">Tipo</text:p>
          </table:table-cell>
          <table:table-cell table:style-name="Tabella3.C1" office:value-type="string">
            <text:p text:style-name="P55">Frequenza</text:p>
          </table:table-cell>
        </table:table-row>
        <table:table-row>
          <table:table-cell table:style-name="Tabella3.A2" office:value-type="string">
            <text:p text:style-name="P47">Op1</text:p>
          </table:table-cell>
          <table:table-cell table:style-name="Tabella3.A2" office:value-type="string">
            <text:p text:style-name="P47">I</text:p>
          </table:table-cell>
          <table:table-cell table:style-name="Tabella3.C2" office:value-type="string">
            <text:p text:style-name="P47">5/Giorno</text:p>
          </table:table-cell>
        </table:table-row>
        <table:table-row>
          <table:table-cell table:style-name="Tabella3.A2" office:value-type="string">
            <text:p text:style-name="P47">Op2</text:p>
          </table:table-cell>
          <table:table-cell table:style-name="Tabella3.A2" office:value-type="string">
            <text:p text:style-name="P47">I</text:p>
          </table:table-cell>
          <table:table-cell table:style-name="Tabella3.C2" office:value-type="string">
            <text:p text:style-name="P47">3/Giorno</text:p>
          </table:table-cell>
        </table:table-row>
        <table:table-row>
          <table:table-cell table:style-name="Tabella3.A2" office:value-type="string">
            <text:p text:style-name="P47">Op3</text:p>
          </table:table-cell>
          <table:table-cell table:style-name="Tabella3.A2" office:value-type="string">
            <text:p text:style-name="P47">I</text:p>
          </table:table-cell>
          <table:table-cell table:style-name="Tabella3.C2" office:value-type="string">
            <text:p text:style-name="P47">100/Giorno</text:p>
          </table:table-cell>
        </table:table-row>
        <table:table-row>
          <table:table-cell table:style-name="Tabella3.A2" office:value-type="string">
            <text:p text:style-name="P47">Op4</text:p>
          </table:table-cell>
          <table:table-cell table:style-name="Tabella3.A2" office:value-type="string">
            <text:p text:style-name="P47">I</text:p>
          </table:table-cell>
          <table:table-cell table:style-name="Tabella3.C2" office:value-type="string">
            <text:p text:style-name="P47">120/Giorno</text:p>
          </table:table-cell>
        </table:table-row>
        <table:table-row>
          <table:table-cell table:style-name="Tabella3.A2" office:value-type="string">
            <text:p text:style-name="P47">Op5</text:p>
          </table:table-cell>
          <table:table-cell table:style-name="Tabella3.A2" office:value-type="string">
            <text:p text:style-name="P47">I</text:p>
          </table:table-cell>
          <table:table-cell table:style-name="Tabella3.C2" office:value-type="string">
            <text:p text:style-name="P47">200/Giorno</text:p>
          </table:table-cell>
        </table:table-row>
        <table:table-row>
          <table:table-cell table:style-name="Tabella3.A2" office:value-type="string">
            <text:p text:style-name="P47">Op6</text:p>
          </table:table-cell>
          <table:table-cell table:style-name="Tabella3.A2" office:value-type="string">
            <text:p text:style-name="P47">?</text:p>
          </table:table-cell>
          <table:table-cell table:style-name="Tabella3.C2" office:value-type="string">
            <text:p text:style-name="P47">1/Mese</text:p>
          </table:table-cell>
        </table:table-row>
        <text:soft-page-break/>
        <table:table-row>
          <table:table-cell table:style-name="Tabella3.A2" office:value-type="string">
            <text:p text:style-name="P47">Op7</text:p>
          </table:table-cell>
          <table:table-cell table:style-name="Tabella3.A2" office:value-type="string">
            <text:p text:style-name="P47">B</text:p>
          </table:table-cell>
          <table:table-cell table:style-name="Tabella3.C2" office:value-type="string">
            <text:p text:style-name="P47">1/Mese</text:p>
          </table:table-cell>
        </table:table-row>
        <table:table-row>
          <table:table-cell table:style-name="Tabella3.A2" office:value-type="string">
            <text:p text:style-name="P47">Op8</text:p>
          </table:table-cell>
          <table:table-cell table:style-name="Tabella3.A2" office:value-type="string">
            <text:p text:style-name="P47">I</text:p>
          </table:table-cell>
          <table:table-cell table:style-name="Tabella3.C2" office:value-type="string">
            <text:p text:style-name="P47">2/Settimana</text:p>
          </table:table-cell>
        </table:table-row>
        <table:table-row>
          <table:table-cell table:style-name="Tabella3.A2" office:value-type="string">
            <text:p text:style-name="P47">Op9</text:p>
          </table:table-cell>
          <table:table-cell table:style-name="Tabella3.A2" office:value-type="string">
            <text:p text:style-name="P47">I</text:p>
          </table:table-cell>
          <table:table-cell table:style-name="Tabella3.C2" office:value-type="string">
            <text:p text:style-name="P47">1/Mese</text:p>
          </table:table-cell>
        </table:table-row>
        <table:table-row>
          <table:table-cell table:style-name="Tabella3.A2" office:value-type="string">
            <text:p text:style-name="P47">Op10</text:p>
          </table:table-cell>
          <table:table-cell table:style-name="Tabella3.A2" office:value-type="string">
            <text:p text:style-name="P47">I</text:p>
          </table:table-cell>
          <table:table-cell table:style-name="Tabella3.C2" office:value-type="string">
            <text:p text:style-name="P47">1/Mese</text:p>
          </table:table-cell>
        </table:table-row>
        <table:table-row>
          <table:table-cell table:style-name="Tabella3.A2" office:value-type="string">
            <text:p text:style-name="P47">Op11</text:p>
          </table:table-cell>
          <table:table-cell table:style-name="Tabella3.A2" office:value-type="string">
            <text:p text:style-name="P47">I</text:p>
          </table:table-cell>
          <table:table-cell table:style-name="Tabella3.C2" office:value-type="string">
            <text:p text:style-name="P47">2/Mese</text:p>
          </table:table-cell>
        </table:table-row>
      </table:table>
      <text:p text:style-name="P3"/>
      <text:p text:style-name="P3"/>
      <text:p text:style-name="P3">TAVOLA DEI VOLUMI</text:p>
      <table:table table:name="Tabella4" table:style-name="Tabella4">
        <table:table-column table:style-name="Tabella4.A" table:number-columns-repeated="3"/>
        <table:table-row>
          <table:table-cell table:style-name="Tabella4.A1" office:value-type="string">
            <text:p text:style-name="P54">Entità/Relazioni</text:p>
          </table:table-cell>
          <table:table-cell table:style-name="Tabella4.A1" office:value-type="string">
            <text:p text:style-name="P54">Tipo</text:p>
          </table:table-cell>
          <table:table-cell table:style-name="Tabella4.C1" office:value-type="string">
            <text:p text:style-name="P54">Volume</text:p>
          </table:table-cell>
        </table:table-row>
        <table:table-row>
          <table:table-cell table:style-name="Tabella4.A2" office:value-type="string">
            <text:p text:style-name="P52">Cliente</text:p>
          </table:table-cell>
          <table:table-cell table:style-name="Tabella4.A2" office:value-type="string">
            <text:p text:style-name="P47">E</text:p>
          </table:table-cell>
          <table:table-cell table:style-name="Tabella4.C2" office:value-type="float" office:value="5000">
            <text:p text:style-name="P47">5000</text:p>
          </table:table-cell>
        </table:table-row>
        <table:table-row>
          <table:table-cell table:style-name="Tabella4.A2" office:value-type="string">
            <text:p text:style-name="P52">Conto</text:p>
          </table:table-cell>
          <table:table-cell table:style-name="Tabella4.A2" office:value-type="string">
            <text:p text:style-name="P47">E</text:p>
          </table:table-cell>
          <table:table-cell table:style-name="Tabella4.C2" office:value-type="float" office:value="8000">
            <text:p text:style-name="P47">8000</text:p>
          </table:table-cell>
        </table:table-row>
        <table:table-row>
          <table:table-cell table:style-name="Tabella4.A2" office:value-type="string">
            <text:p text:style-name="P52">Libretto</text:p>
          </table:table-cell>
          <table:table-cell table:style-name="Tabella4.A2" office:value-type="string">
            <text:p text:style-name="P47">E</text:p>
          </table:table-cell>
          <table:table-cell table:style-name="Tabella4.C2" office:value-type="float" office:value="1000">
            <text:p text:style-name="P47">1000</text:p>
          </table:table-cell>
        </table:table-row>
        <table:table-row>
          <table:table-cell table:style-name="Tabella4.A2" office:value-type="string">
            <text:p text:style-name="P52">Conto Bancoposta</text:p>
          </table:table-cell>
          <table:table-cell table:style-name="Tabella4.A2" office:value-type="string">
            <text:p text:style-name="P47">E</text:p>
          </table:table-cell>
          <table:table-cell table:style-name="Tabella4.C2" office:value-type="float" office:value="3000">
            <text:p text:style-name="P47">3000</text:p>
          </table:table-cell>
        </table:table-row>
        <table:table-row>
          <table:table-cell table:style-name="Tabella4.A2" office:value-type="string">
            <text:p text:style-name="P52">Postepay Evolution</text:p>
          </table:table-cell>
          <table:table-cell table:style-name="Tabella4.A2" office:value-type="string">
            <text:p text:style-name="P47">E</text:p>
          </table:table-cell>
          <table:table-cell table:style-name="Tabella4.C2" office:value-type="float" office:value="4000">
            <text:p text:style-name="P47">4000</text:p>
          </table:table-cell>
        </table:table-row>
        <table:table-row>
          <table:table-cell table:style-name="Tabella4.A2" office:value-type="string">
            <text:p text:style-name="P52">Operazione</text:p>
          </table:table-cell>
          <table:table-cell table:style-name="Tabella4.A2" office:value-type="string">
            <text:p text:style-name="P47">E</text:p>
          </table:table-cell>
          <table:table-cell table:style-name="Tabella4.C2" office:value-type="float" office:value="400000">
            <text:p text:style-name="P47">400000</text:p>
          </table:table-cell>
        </table:table-row>
        <table:table-row>
          <table:table-cell table:style-name="Tabella4.A2" office:value-type="string">
            <text:p text:style-name="P52">Tramite Internet</text:p>
          </table:table-cell>
          <table:table-cell table:style-name="Tabella4.A2" office:value-type="string">
            <text:p text:style-name="P47">E</text:p>
          </table:table-cell>
          <table:table-cell table:style-name="Tabella4.C2" office:value-type="float" office:value="200000">
            <text:p text:style-name="P47">200000</text:p>
          </table:table-cell>
        </table:table-row>
        <table:table-row>
          <table:table-cell table:style-name="Tabella4.A2" office:value-type="string">
            <text:p text:style-name="P52">Alla Posta</text:p>
          </table:table-cell>
          <table:table-cell table:style-name="Tabella4.A2" office:value-type="string">
            <text:p text:style-name="P47">E</text:p>
          </table:table-cell>
          <table:table-cell table:style-name="Tabella4.C2" office:value-type="float" office:value="200000">
            <text:p text:style-name="P47">200000</text:p>
          </table:table-cell>
        </table:table-row>
        <table:table-row>
          <table:table-cell table:style-name="Tabella4.A2" office:value-type="string">
            <text:p text:style-name="P52">Dipendente</text:p>
          </table:table-cell>
          <table:table-cell table:style-name="Tabella4.A2" office:value-type="string">
            <text:p text:style-name="P47">E</text:p>
          </table:table-cell>
          <table:table-cell table:style-name="Tabella4.C2" office:value-type="float" office:value="20">
            <text:p text:style-name="P47">20</text:p>
          </table:table-cell>
        </table:table-row>
        <table:table-row>
          <table:table-cell table:style-name="Tabella4.A2" office:value-type="string">
            <text:p text:style-name="P52">Addetto Allo Sportello</text:p>
          </table:table-cell>
          <table:table-cell table:style-name="Tabella4.A2" office:value-type="string">
            <text:p text:style-name="P47">E</text:p>
          </table:table-cell>
          <table:table-cell table:style-name="Tabella4.C2" office:value-type="float" office:value="5">
            <text:p text:style-name="P47">5</text:p>
          </table:table-cell>
        </table:table-row>
        <table:table-row>
          <table:table-cell table:style-name="Tabella4.A2" office:value-type="string">
            <text:p text:style-name="P52">Postino</text:p>
          </table:table-cell>
          <table:table-cell table:style-name="Tabella4.A2" office:value-type="string">
            <text:p text:style-name="P47">E</text:p>
          </table:table-cell>
          <table:table-cell table:style-name="Tabella4.C2" office:value-type="float" office:value="12">
            <text:p text:style-name="P47">12</text:p>
          </table:table-cell>
        </table:table-row>
        <table:table-row>
          <table:table-cell table:style-name="Tabella4.A2" office:value-type="string">
            <text:p text:style-name="P52">Posta</text:p>
          </table:table-cell>
          <table:table-cell table:style-name="Tabella4.A2" office:value-type="string">
            <text:p text:style-name="P47">E</text:p>
          </table:table-cell>
          <table:table-cell table:style-name="Tabella4.C2" office:value-type="float" office:value="7000">
            <text:p text:style-name="P47">7000</text:p>
          </table:table-cell>
        </table:table-row>
        <table:table-row>
          <table:table-cell table:style-name="Tabella4.A2" office:value-type="string">
            <text:p text:style-name="P52">Pacchi</text:p>
          </table:table-cell>
          <table:table-cell table:style-name="Tabella4.A2" office:value-type="string">
            <text:p text:style-name="P47">E</text:p>
          </table:table-cell>
          <table:table-cell table:style-name="Tabella4.C2" office:value-type="float" office:value="2000">
            <text:p text:style-name="P47">2000</text:p>
          </table:table-cell>
        </table:table-row>
        <table:table-row>
          <table:table-cell table:style-name="Tabella4.A2" office:value-type="string">
            <text:p text:style-name="P52">Raccomandate</text:p>
          </table:table-cell>
          <table:table-cell table:style-name="Tabella4.A2" office:value-type="string">
            <text:p text:style-name="P47">E</text:p>
          </table:table-cell>
          <table:table-cell table:style-name="Tabella4.C2" office:value-type="float" office:value="3000">
            <text:p text:style-name="P47">3000</text:p>
          </table:table-cell>
        </table:table-row>
        <table:table-row>
          <table:table-cell table:style-name="Tabella4.A2" office:value-type="string">
            <text:p text:style-name="P52">Lettere</text:p>
          </table:table-cell>
          <table:table-cell table:style-name="Tabella4.A2" office:value-type="string">
            <text:p text:style-name="P47">E</text:p>
          </table:table-cell>
          <table:table-cell table:style-name="Tabella4.C2" office:value-type="float" office:value="2000">
            <text:p text:style-name="P47">2000</text:p>
          </table:table-cell>
        </table:table-row>
        <table:table-row>
          <table:table-cell table:style-name="Tabella4.A2" office:value-type="string">
            <text:p text:style-name="P52">Apre</text:p>
          </table:table-cell>
          <table:table-cell table:style-name="Tabella4.A2" office:value-type="string">
            <text:p text:style-name="P47">R</text:p>
          </table:table-cell>
          <table:table-cell table:style-name="Tabella4.C2" office:value-type="float" office:value="10000">
            <text:p text:style-name="P47">10000</text:p>
          </table:table-cell>
        </table:table-row>
        <table:table-row>
          <table:table-cell table:style-name="Tabella4.A2" office:value-type="string">
            <text:p text:style-name="P52">Interessato Da</text:p>
          </table:table-cell>
          <table:table-cell table:style-name="Tabella4.A2" office:value-type="string">
            <text:p text:style-name="P47">R</text:p>
          </table:table-cell>
          <table:table-cell table:style-name="Tabella4.C2" office:value-type="float" office:value="600000">
            <text:p text:style-name="P47">600000</text:p>
          </table:table-cell>
        </table:table-row>
        <table:table-row>
          <table:table-cell table:style-name="Tabella4.A2" office:value-type="string">
            <text:p text:style-name="P52">Effettuato Da</text:p>
          </table:table-cell>
          <table:table-cell table:style-name="Tabella4.A2" office:value-type="string">
            <text:p text:style-name="P47">R</text:p>
          </table:table-cell>
          <table:table-cell table:style-name="Tabella4.C2" office:value-type="float" office:value="200000">
            <text:p text:style-name="P47">200000</text:p>
          </table:table-cell>
        </table:table-row>
        <table:table-row>
          <table:table-cell table:style-name="Tabella4.A2" office:value-type="string">
            <text:p text:style-name="P52">Consegna</text:p>
          </table:table-cell>
          <table:table-cell table:style-name="Tabella4.A2" office:value-type="string">
            <text:p text:style-name="P47">R</text:p>
          </table:table-cell>
          <table:table-cell table:style-name="Tabella4.C2" office:value-type="float" office:value="7000">
            <text:p text:style-name="P47">7000</text:p>
          </table:table-cell>
        </table:table-row>
        <table:table-row>
          <table:table-cell table:style-name="Tabella4.A2" office:value-type="string">
            <text:p text:style-name="P52">Spedisce</text:p>
          </table:table-cell>
          <table:table-cell table:style-name="Tabella4.A2" office:value-type="string">
            <text:p text:style-name="P47">R</text:p>
          </table:table-cell>
          <table:table-cell table:style-name="Tabella4.C2" office:value-type="float" office:value="7000">
            <text:p text:style-name="P47">7000</text:p>
          </table:table-cell>
        </table:table-row>
      </table:table>
      <text:p text:style-name="P36"><text:soft-page-break/></text:p>
      <text:p text:style-name="P37"/>
      <text:p text:style-name="P21"><text:span text:style-name="T5">Va precisato che le previsioni sul carico applicativo sono state fatte in base a un singolo ufficio postale e non rispetto all'intero sistema di gestione delle poste. Inoltre per quanto riguarda le operazioni è stato considerato un lasso di tempo di </text:span><text:span text:style-name="T6">6 mesi,</text:span><text:span text:style-name="T5"> in quanto non si può conoscere con precisione la stima totale di operazioni effettuate in un ufficio postale.</text:span></text:p>
      <text:p text:style-name="P28"/>
      <text:p text:style-name="P28"/>
      <text:p text:style-name="P28"/>
      <text:p text:style-name="P17">RISTRUTTURAZIONE DELLO SCHEMA CONCETTUALE</text:p>
      <text:p text:style-name="P29"/>
      <text:p text:style-name="P29">Analisi delle Ridondanze:</text:p>
      <text:p text:style-name="P26">Dallo schema ER compaiono due ridondanze:</text:p>
      <text:list xml:id="list4199561378456453439" text:style-name="L2">
        <text:list-item>
          <text:p text:style-name="P63"><text:span text:style-name="T8">“</text:span><text:span text:style-name="T7">Numero di conti</text:span><text:span text:style-name="T8">” può essere ricavato dell'entità Cliente, richiede un quantitativo di memoria pari a 4*5000=20000 Byte, cioè 20 KB.</text:span></text:p>
        </text:list-item>
        <text:list-item>
          <text:p text:style-name="P64">“Numero di operazioni”, che può essere ricavato dall'entità Conto e richiede una memoria pari a 4*8000=32000 Byte, cioè 32 KB.</text:p>
        </text:list-item>
      </text:list>
      <text:p text:style-name="P23"/>
      <text:p text:style-name="P23"/>
      <text:p text:style-name="P22">Per l’attributo “Numero di conti” abbiamo le Operazioni <text:s/>2 e 7 che coinvolgono la ridondanza, mentre per “Numero di operazioni” abbiamo le operazioni 3, 4, 6 e 9.</text:p>
      <text:p text:style-name="P29"/>
      <text:p text:style-name="P27"/>
      <text:p text:style-name="P27">Prima di tutto, bisogna analizzare le ridondanze e solo dopo, eventualmente, eliminarle. Questo perché risultano essere un appesantimento della base di dati, (database) perché forniscono informazioni ricavabili in maniera diversa costringendo alla modifica/scrittura di più attributi o relazioni. Tuttavia possono anche accelerare le operazioni di lettura di determinate tabelle consentendo una maggiore rapidità di accesso ai dati. Bisogna quindi analizzarle attraverso le tavole degli accessi. </text:p>
      <text:p text:style-name="P30"/>
      <text:p text:style-name="P30"/>
      <text:p text:style-name="P30"/>
      <text:p text:style-name="P30"/>
      <text:p text:style-name="P30"/>
      <text:p text:style-name="P30"/>
      <text:p text:style-name="P30"/>
      <text:p text:style-name="P30"/>
      <text:p text:style-name="P30"/>
      <text:p text:style-name="P30"/>
      <text:p text:style-name="P30"><text:soft-page-break/>//consideriamo il tempo delle operazioni in mese, per semplificare i conti.</text:p>
      <text:p text:style-name="P30"/>
      <text:p text:style-name="P31">TAVOLE DEGLI ACCESSI PER “NUMERO DI CONTI” </text:p>
      <text:p text:style-name="P31"/>
      <text:p text:style-name="P32">Operazione 2 </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B"/>
        <table:table-column table:style-name="Tabella6.H"/>
        <table:table-column table:style-name="Tabella6.I"/>
        <table:table-row>
          <table:table-cell table:style-name="Tabella6.A1" table:number-columns-spanned="4" office:value-type="string">
            <text:p text:style-name="P58">Con Ridondanza</text:p>
          </table:table-cell>
          <table:covered-table-cell/>
          <table:covered-table-cell/>
          <table:covered-table-cell/>
          <table:table-cell table:style-name="Tabella6.E1" office:value-type="string">
            <text:p text:style-name="P50"/>
          </table:table-cell>
          <table:table-cell table:style-name="Tabella6.F1" table:number-columns-spanned="4" office:value-type="string">
            <text:p text:style-name="P58">Senza Ridondanza</text:p>
          </table:table-cell>
          <table:covered-table-cell/>
          <table:covered-table-cell/>
          <table:covered-table-cell/>
        </table:table-row>
        <table:table-row>
          <table:table-cell table:style-name="Tabella6.A2" office:value-type="string">
            <text:p text:style-name="P59">Concetto</text:p>
          </table:table-cell>
          <table:table-cell table:style-name="Tabella6.A2" office:value-type="string">
            <text:p text:style-name="P59">Tipo</text:p>
          </table:table-cell>
          <table:table-cell table:style-name="Tabella6.A2" office:value-type="string">
            <text:p text:style-name="P59">Accessi</text:p>
          </table:table-cell>
          <table:table-cell table:style-name="Tabella6.A2" office:value-type="string">
            <text:p text:style-name="P59">Modo</text:p>
          </table:table-cell>
          <table:table-cell table:style-name="Tabella6.E1" office:value-type="string">
            <text:p text:style-name="P62"/>
          </table:table-cell>
          <table:table-cell table:style-name="Tabella6.A2" office:value-type="string">
            <text:p text:style-name="P59">Concetto</text:p>
          </table:table-cell>
          <table:table-cell table:style-name="Tabella6.A2" office:value-type="string">
            <text:p text:style-name="P59">Tipo</text:p>
          </table:table-cell>
          <table:table-cell table:style-name="Tabella6.A2" office:value-type="string">
            <text:p text:style-name="P59">Accessi</text:p>
          </table:table-cell>
          <table:table-cell table:style-name="Tabella6.I2" office:value-type="string">
            <text:p text:style-name="P59">Modo</text:p>
          </table:table-cell>
        </table:table-row>
        <table:table-row>
          <table:table-cell table:style-name="Tabella6.A2" office:value-type="string">
            <text:p text:style-name="P57">Conto</text:p>
          </table:table-cell>
          <table:table-cell table:style-name="Tabella6.A2" office:value-type="string">
            <text:p text:style-name="P56">E</text:p>
          </table:table-cell>
          <table:table-cell table:style-name="Tabella6.C3" office:value-type="float" office:value="1">
            <text:p text:style-name="P56">1</text:p>
          </table:table-cell>
          <table:table-cell table:style-name="Tabella6.A2" office:value-type="string">
            <text:p text:style-name="P56">S</text:p>
          </table:table-cell>
          <table:table-cell table:style-name="Tabella6.E1" office:value-type="string">
            <text:p text:style-name="P50"/>
          </table:table-cell>
          <table:table-cell table:style-name="Tabella6.A2" office:value-type="string">
            <text:p text:style-name="P57">Conto</text:p>
          </table:table-cell>
          <table:table-cell table:style-name="Tabella6.A2" office:value-type="string">
            <text:p text:style-name="P56">E</text:p>
          </table:table-cell>
          <table:table-cell table:style-name="Tabella6.C3" office:value-type="float" office:value="1">
            <text:p text:style-name="P56">1</text:p>
          </table:table-cell>
          <table:table-cell table:style-name="Tabella6.I2" office:value-type="string">
            <text:p text:style-name="P56">S</text:p>
          </table:table-cell>
        </table:table-row>
        <table:table-row>
          <table:table-cell table:style-name="Tabella6.A2" office:value-type="string">
            <text:p text:style-name="P57">Apre</text:p>
          </table:table-cell>
          <table:table-cell table:style-name="Tabella6.A2" office:value-type="string">
            <text:p text:style-name="P56">R</text:p>
          </table:table-cell>
          <table:table-cell table:style-name="Tabella6.C3" office:value-type="float" office:value="1">
            <text:p text:style-name="P56">1</text:p>
          </table:table-cell>
          <table:table-cell table:style-name="Tabella6.A2" office:value-type="string">
            <text:p text:style-name="P56">S</text:p>
          </table:table-cell>
          <table:table-cell table:style-name="Tabella6.E1" office:value-type="string">
            <text:p text:style-name="P50"/>
          </table:table-cell>
          <table:table-cell table:style-name="Tabella6.A2" office:value-type="string">
            <text:p text:style-name="P57">Apre</text:p>
          </table:table-cell>
          <table:table-cell table:style-name="Tabella6.A2" office:value-type="string">
            <text:p text:style-name="P56">R</text:p>
          </table:table-cell>
          <table:table-cell table:style-name="Tabella6.C3" office:value-type="float" office:value="1">
            <text:p text:style-name="P56">1</text:p>
          </table:table-cell>
          <table:table-cell table:style-name="Tabella6.I2" office:value-type="string">
            <text:p text:style-name="P56">S</text:p>
          </table:table-cell>
        </table:table-row>
        <table:table-row>
          <table:table-cell table:style-name="Tabella6.A2" office:value-type="string">
            <text:p text:style-name="P57">Cliente</text:p>
          </table:table-cell>
          <table:table-cell table:style-name="Tabella6.A2" office:value-type="string">
            <text:p text:style-name="P56">E</text:p>
          </table:table-cell>
          <table:table-cell table:style-name="Tabella6.C3" office:value-type="float" office:value="1">
            <text:p text:style-name="P56">1</text:p>
          </table:table-cell>
          <table:table-cell table:style-name="Tabella6.A2" office:value-type="string">
            <text:p text:style-name="P56">L</text:p>
          </table:table-cell>
          <table:table-cell table:style-name="Tabella6.E5" office:value-type="string">
            <text:p text:style-name="P50"/>
          </table:table-cell>
          <table:table-cell table:style-name="Tabella6.A2" office:value-type="string">
            <text:p text:style-name="P50"/>
          </table:table-cell>
          <table:table-cell table:style-name="Tabella6.A2" office:value-type="string">
            <text:p text:style-name="P50"/>
          </table:table-cell>
          <table:table-cell table:style-name="Tabella6.A2" office:value-type="string">
            <text:p text:style-name="P50"/>
          </table:table-cell>
          <table:table-cell table:style-name="Tabella6.I2" office:value-type="string">
            <text:p text:style-name="P50"/>
          </table:table-cell>
        </table:table-row>
        <table:table-row>
          <table:table-cell table:style-name="Tabella6.A2" office:value-type="string">
            <text:p text:style-name="P57">Cliente</text:p>
          </table:table-cell>
          <table:table-cell table:style-name="Tabella6.A2" office:value-type="string">
            <text:p text:style-name="P56">E</text:p>
          </table:table-cell>
          <table:table-cell table:style-name="Tabella6.C3" office:value-type="float" office:value="1">
            <text:p text:style-name="P56">1</text:p>
          </table:table-cell>
          <table:table-cell table:style-name="Tabella6.A2" office:value-type="string">
            <text:p text:style-name="P56">S</text:p>
          </table:table-cell>
          <table:table-cell table:style-name="Tabella6.E5" office:value-type="string">
            <text:p text:style-name="P50"/>
          </table:table-cell>
          <table:table-cell table:style-name="Tabella6.A2" office:value-type="string">
            <text:p text:style-name="P50"/>
          </table:table-cell>
          <table:table-cell table:style-name="Tabella6.A2" office:value-type="string">
            <text:p text:style-name="P50"/>
          </table:table-cell>
          <table:table-cell table:style-name="Tabella6.A2" office:value-type="string">
            <text:p text:style-name="P50"/>
          </table:table-cell>
          <table:table-cell table:style-name="Tabella6.I2" office:value-type="string">
            <text:p text:style-name="P50"/>
          </table:table-cell>
        </table:table-row>
      </table:table>
      <text:p text:style-name="P33"/>
      <text:p text:style-name="P33"/>
      <text:p text:style-name="P24">Con Ridondanza: (1L*90/Mese) + (3S*90/Mese)*2 = 630 Accessi</text:p>
      <text:p text:style-name="P25">Senza Ridondanza: (1L*90/Mese) + (1S*90/Mese)*2 = 270 Accessi</text:p>
      <text:p text:style-name="P43"/>
      <text:p text:style-name="P33"/>
      <text:p text:style-name="P32">Operazione 7 </text:p>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column table:style-name="Tabella7.B"/>
        <table:table-column table:style-name="Tabella7.H"/>
        <table:table-column table:style-name="Tabella7.I"/>
        <table:table-row>
          <table:table-cell table:style-name="Tabella7.A1" table:number-columns-spanned="4" office:value-type="string">
            <text:p text:style-name="P58">Con Ridondanza</text:p>
          </table:table-cell>
          <table:covered-table-cell/>
          <table:covered-table-cell/>
          <table:covered-table-cell/>
          <table:table-cell table:style-name="Tabella7.E1" office:value-type="string">
            <text:p text:style-name="P50"/>
          </table:table-cell>
          <table:table-cell table:style-name="Tabella7.F1" table:number-columns-spanned="4" office:value-type="string">
            <text:p text:style-name="P58">Senza Ridondanza</text:p>
          </table:table-cell>
          <table:covered-table-cell/>
          <table:covered-table-cell/>
          <table:covered-table-cell/>
        </table:table-row>
        <table:table-row>
          <table:table-cell table:style-name="Tabella7.A2" office:value-type="string">
            <text:p text:style-name="P59">Concetto</text:p>
          </table:table-cell>
          <table:table-cell table:style-name="Tabella7.A2" office:value-type="string">
            <text:p text:style-name="P59">Tipo</text:p>
          </table:table-cell>
          <table:table-cell table:style-name="Tabella7.A2" office:value-type="string">
            <text:p text:style-name="P59">Accessi</text:p>
          </table:table-cell>
          <table:table-cell table:style-name="Tabella7.A2" office:value-type="string">
            <text:p text:style-name="P59">Modo</text:p>
          </table:table-cell>
          <table:table-cell table:style-name="Tabella7.E1" office:value-type="string">
            <text:p text:style-name="P62"/>
          </table:table-cell>
          <table:table-cell table:style-name="Tabella7.A2" office:value-type="string">
            <text:p text:style-name="P59">Concetto</text:p>
          </table:table-cell>
          <table:table-cell table:style-name="Tabella7.A2" office:value-type="string">
            <text:p text:style-name="P59">Tipo</text:p>
          </table:table-cell>
          <table:table-cell table:style-name="Tabella7.A2" office:value-type="string">
            <text:p text:style-name="P59">Accessi</text:p>
          </table:table-cell>
          <table:table-cell table:style-name="Tabella7.I2" office:value-type="string">
            <text:p text:style-name="P59">Modo</text:p>
          </table:table-cell>
        </table:table-row>
        <table:table-row>
          <table:table-cell table:style-name="Tabella7.A2" office:value-type="string">
            <text:p text:style-name="P57">Cliente</text:p>
          </table:table-cell>
          <table:table-cell table:style-name="Tabella7.A2" office:value-type="string">
            <text:p text:style-name="P56">E</text:p>
          </table:table-cell>
          <table:table-cell table:style-name="Tabella7.C3" office:value-type="float" office:value="1">
            <text:p text:style-name="P56">1</text:p>
          </table:table-cell>
          <table:table-cell table:style-name="Tabella7.A2" office:value-type="string">
            <text:p text:style-name="P56">L</text:p>
          </table:table-cell>
          <table:table-cell table:style-name="Tabella7.E3" office:value-type="string">
            <text:p text:style-name="P50"/>
          </table:table-cell>
          <table:table-cell table:style-name="Tabella7.A2" office:value-type="string">
            <text:p text:style-name="P57">Cliente</text:p>
          </table:table-cell>
          <table:table-cell table:style-name="Tabella7.A2" office:value-type="string">
            <text:p text:style-name="P56">E</text:p>
          </table:table-cell>
          <table:table-cell table:style-name="Tabella7.C3" office:value-type="float" office:value="1">
            <text:p text:style-name="P56">1</text:p>
          </table:table-cell>
          <table:table-cell table:style-name="Tabella7.I2" office:value-type="string">
            <text:p text:style-name="P56">L</text:p>
          </table:table-cell>
        </table:table-row>
        <table:table-row>
          <table:table-cell table:style-name="Tabella7.A2" office:value-type="string">
            <text:p text:style-name="P57"/>
          </table:table-cell>
          <table:table-cell table:style-name="Tabella7.A2" office:value-type="string">
            <text:p text:style-name="P56"/>
          </table:table-cell>
          <table:table-cell table:style-name="Tabella7.C3">
            <text:p text:style-name="P56"/>
          </table:table-cell>
          <table:table-cell table:style-name="Tabella7.A2" office:value-type="string">
            <text:p text:style-name="P56"/>
          </table:table-cell>
          <table:table-cell table:style-name="Tabella7.E3" office:value-type="string">
            <text:p text:style-name="P50"/>
          </table:table-cell>
          <table:table-cell table:style-name="Tabella7.A2" office:value-type="string">
            <text:p text:style-name="P57">Apre</text:p>
          </table:table-cell>
          <table:table-cell table:style-name="Tabella7.A2" office:value-type="string">
            <text:p text:style-name="P56">R</text:p>
          </table:table-cell>
          <table:table-cell table:style-name="Tabella7.C3" office:value-type="float" office:value="2">
            <text:p text:style-name="P56">2</text:p>
          </table:table-cell>
          <table:table-cell table:style-name="Tabella7.I2" office:value-type="string">
            <text:p text:style-name="P56">L</text:p>
          </table:table-cell>
        </table:table-row>
      </table:table>
      <text:p text:style-name="P33"/>
      <text:p text:style-name="P24">Con Ridondanza: (1L*1/Mese) = 1 Accessi</text:p>
      <text:p text:style-name="P25">Senza Ridondanza: (1L*1/Mese) + (2S*1/Mese)*2 = 5 Accessi</text:p>
      <text:p text:style-name="P44"/>
      <text:p text:style-name="P45">Totale</text:p>
      <text:p text:style-name="P34">Con Ridondanza: 631 Accessi + 20000 Byte</text:p>
      <text:p text:style-name="P34">Senza Ridondanza: 275 Accessi + Tempo per ricavare “Numero di Conti”</text:p>
      <text:p text:style-name="P38"/>
      <text:p text:style-name="P34">Conviene eliminare l’attributo ridondante, visto il guadagno che ne otterremo nell’accessibilità dei dati in termini di velocità, a cui dobbiamo sottrarre il tempo necessario per ricavarlo.</text:p>
      <text:p text:style-name="P38"/>
      <text:p text:style-name="P38"/>
      <text:p text:style-name="P34"/>
      <text:p text:style-name="P34"/>
      <text:p text:style-name="P34"/>
      <text:p text:style-name="P34"><text:soft-page-break/></text:p>
      <text:p text:style-name="P35"/>
      <text:p text:style-name="P35"/>
      <text:p text:style-name="P31">TAVOLE DEGLI ACCESSI PER “NUMERO DI OPERAZIONI” </text:p>
      <text:p text:style-name="P31"/>
      <text:p text:style-name="P31"/>
      <text:p text:style-name="P31"/>
      <text:p text:style-name="P32">Operazione 3 </text:p>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row>
          <table:table-cell table:style-name="Tabella8.A1" table:number-columns-spanned="4" office:value-type="string">
            <text:p text:style-name="P58">Con Ridondanza</text:p>
          </table:table-cell>
          <table:covered-table-cell/>
          <table:covered-table-cell/>
          <table:covered-table-cell/>
          <table:table-cell table:style-name="Tabella8.E1" office:value-type="string">
            <text:p text:style-name="P50"/>
          </table:table-cell>
          <table:table-cell table:style-name="Tabella8.F1" table:number-columns-spanned="4" office:value-type="string">
            <text:p text:style-name="P58">Senza Ridondanza</text:p>
          </table:table-cell>
          <table:covered-table-cell/>
          <table:covered-table-cell/>
          <table:covered-table-cell/>
        </table:table-row>
        <table:table-row>
          <table:table-cell table:style-name="Tabella8.A2" office:value-type="string">
            <text:p text:style-name="P59">Concetto</text:p>
          </table:table-cell>
          <table:table-cell table:style-name="Tabella8.A2" office:value-type="string">
            <text:p text:style-name="P59">Tipo</text:p>
          </table:table-cell>
          <table:table-cell table:style-name="Tabella8.A2" office:value-type="string">
            <text:p text:style-name="P59">Accessi</text:p>
          </table:table-cell>
          <table:table-cell table:style-name="Tabella8.A2" office:value-type="string">
            <text:p text:style-name="P59">Modo</text:p>
          </table:table-cell>
          <table:table-cell table:style-name="Tabella8.E1" office:value-type="string">
            <text:p text:style-name="P62"/>
          </table:table-cell>
          <table:table-cell table:style-name="Tabella8.A2" office:value-type="string">
            <text:p text:style-name="P59">Concetto</text:p>
          </table:table-cell>
          <table:table-cell table:style-name="Tabella8.A2" office:value-type="string">
            <text:p text:style-name="P59">Tipo</text:p>
          </table:table-cell>
          <table:table-cell table:style-name="Tabella8.A2" office:value-type="string">
            <text:p text:style-name="P59">Accessi</text:p>
          </table:table-cell>
          <table:table-cell table:style-name="Tabella8.I2" office:value-type="string">
            <text:p text:style-name="P59">Modo</text:p>
          </table:table-cell>
        </table:table-row>
        <table:table-row>
          <table:table-cell table:style-name="Tabella8.A2" office:value-type="string">
            <text:p text:style-name="P57">Operazione</text:p>
          </table:table-cell>
          <table:table-cell table:style-name="Tabella8.A2" office:value-type="string">
            <text:p text:style-name="P56">E</text:p>
          </table:table-cell>
          <table:table-cell table:style-name="Tabella8.C3" office:value-type="float" office:value="1">
            <text:p text:style-name="P56">1</text:p>
          </table:table-cell>
          <table:table-cell table:style-name="Tabella8.A2" office:value-type="string">
            <text:p text:style-name="P56">S</text:p>
          </table:table-cell>
          <table:table-cell table:style-name="Tabella8.E1" office:value-type="string">
            <text:p text:style-name="P50"/>
          </table:table-cell>
          <table:table-cell table:style-name="Tabella8.A2" office:value-type="string">
            <text:p text:style-name="P57">Operazione</text:p>
          </table:table-cell>
          <table:table-cell table:style-name="Tabella8.A2" office:value-type="string">
            <text:p text:style-name="P56">E</text:p>
          </table:table-cell>
          <table:table-cell table:style-name="Tabella8.C3" office:value-type="float" office:value="1">
            <text:p text:style-name="P56">1</text:p>
          </table:table-cell>
          <table:table-cell table:style-name="Tabella8.I2" office:value-type="string">
            <text:p text:style-name="P56">S</text:p>
          </table:table-cell>
        </table:table-row>
        <table:table-row>
          <table:table-cell table:style-name="Tabella8.A2" office:value-type="string">
            <text:p text:style-name="P56">Interessato <text:s/>da</text:p>
          </table:table-cell>
          <table:table-cell table:style-name="Tabella8.A2" office:value-type="string">
            <text:p text:style-name="P56">R</text:p>
          </table:table-cell>
          <table:table-cell table:style-name="Tabella8.C3" office:value-type="float" office:value="1.5">
            <text:p text:style-name="P56">1,5</text:p>
          </table:table-cell>
          <table:table-cell table:style-name="Tabella8.A2" office:value-type="string">
            <text:p text:style-name="P56">S</text:p>
          </table:table-cell>
          <table:table-cell table:style-name="Tabella8.E1" office:value-type="string">
            <text:p text:style-name="P50"/>
          </table:table-cell>
          <table:table-cell table:style-name="Tabella8.A2" office:value-type="string">
            <text:p text:style-name="P56">Interessato da</text:p>
          </table:table-cell>
          <table:table-cell table:style-name="Tabella8.A2" office:value-type="string">
            <text:p text:style-name="P56">R</text:p>
          </table:table-cell>
          <table:table-cell table:style-name="Tabella8.C3" office:value-type="float" office:value="1.5">
            <text:p text:style-name="P56">1,5</text:p>
          </table:table-cell>
          <table:table-cell table:style-name="Tabella8.I2" office:value-type="string">
            <text:p text:style-name="P56">S</text:p>
          </table:table-cell>
        </table:table-row>
        <table:table-row>
          <table:table-cell table:style-name="Tabella8.A2" office:value-type="string">
            <text:p text:style-name="P56">Conto</text:p>
          </table:table-cell>
          <table:table-cell table:style-name="Tabella8.A2" office:value-type="string">
            <text:p text:style-name="P56">E</text:p>
          </table:table-cell>
          <table:table-cell table:style-name="Tabella8.C3" office:value-type="float" office:value="1.5">
            <text:p text:style-name="P56">1,5</text:p>
          </table:table-cell>
          <table:table-cell table:style-name="Tabella8.A2" office:value-type="string">
            <text:p text:style-name="P56">L</text:p>
          </table:table-cell>
          <table:table-cell table:style-name="Tabella8.E5" office:value-type="string">
            <text:p text:style-name="P50"/>
          </table:table-cell>
          <table:table-cell table:style-name="Tabella8.A2" office:value-type="string">
            <text:p text:style-name="P56">Effettuato da</text:p>
          </table:table-cell>
          <table:table-cell table:style-name="Tabella8.A2" office:value-type="string">
            <text:p text:style-name="P56">R</text:p>
          </table:table-cell>
          <table:table-cell table:style-name="Tabella8.C3" office:value-type="float" office:value="1">
            <text:p text:style-name="P56">1</text:p>
          </table:table-cell>
          <table:table-cell table:style-name="Tabella8.I2" office:value-type="string">
            <text:p text:style-name="P56">S</text:p>
          </table:table-cell>
        </table:table-row>
        <table:table-row>
          <table:table-cell table:style-name="Tabella8.A2" office:value-type="string">
            <text:p text:style-name="P56">Conto</text:p>
          </table:table-cell>
          <table:table-cell table:style-name="Tabella8.A2" office:value-type="string">
            <text:p text:style-name="P56">E</text:p>
          </table:table-cell>
          <table:table-cell table:style-name="Tabella8.C3" office:value-type="float" office:value="1.5">
            <text:p text:style-name="P56">1,5</text:p>
          </table:table-cell>
          <table:table-cell table:style-name="Tabella8.A2" office:value-type="string">
            <text:p text:style-name="P56">S</text:p>
          </table:table-cell>
          <table:table-cell table:style-name="Tabella8.E5" office:value-type="string">
            <text:p text:style-name="P50"/>
          </table:table-cell>
          <table:table-cell table:style-name="Tabella8.A2" office:value-type="string">
            <text:p text:style-name="P57"/>
          </table:table-cell>
          <table:table-cell table:style-name="Tabella8.A2" office:value-type="string">
            <text:p text:style-name="P57"/>
          </table:table-cell>
          <table:table-cell table:style-name="Tabella8.A2" office:value-type="string">
            <text:p text:style-name="P57"/>
          </table:table-cell>
          <table:table-cell table:style-name="Tabella8.I2" office:value-type="string">
            <text:p text:style-name="P57"/>
          </table:table-cell>
        </table:table-row>
        <table:table-row>
          <table:table-cell table:style-name="Tabella8.A2" office:value-type="string">
            <text:p text:style-name="P56">Effettuato da</text:p>
          </table:table-cell>
          <table:table-cell table:style-name="Tabella8.A2" office:value-type="string">
            <text:p text:style-name="P56">R</text:p>
          </table:table-cell>
          <table:table-cell table:style-name="Tabella8.C3" office:value-type="float" office:value="1">
            <text:p text:style-name="P56">1</text:p>
          </table:table-cell>
          <table:table-cell table:style-name="Tabella8.A2" office:value-type="string">
            <text:p text:style-name="P56">S</text:p>
          </table:table-cell>
          <table:table-cell table:style-name="Tabella8.E5" office:value-type="string">
            <text:p text:style-name="P50"/>
          </table:table-cell>
          <table:table-cell table:style-name="Tabella8.A2" office:value-type="string">
            <text:p text:style-name="P57"/>
          </table:table-cell>
          <table:table-cell table:style-name="Tabella8.A2" office:value-type="string">
            <text:p text:style-name="P57"/>
          </table:table-cell>
          <table:table-cell table:style-name="Tabella8.A2" office:value-type="string">
            <text:p text:style-name="P57"/>
          </table:table-cell>
          <table:table-cell table:style-name="Tabella8.I2" office:value-type="string">
            <text:p text:style-name="P57"/>
          </table:table-cell>
        </table:table-row>
      </table:table>
      <text:p text:style-name="P33"/>
      <text:p text:style-name="P24">Con Ridondanza: (1,5L*3000/Mese)+(5S*3000/Mese)*2 = 1150 Accessi</text:p>
      <text:p text:style-name="P25">Senza Ridondanza: (3,5S*3000/Mese)*2 = 700 Accessi</text:p>
      <text:p text:style-name="P43"/>
      <text:p text:style-name="P43"/>
      <text:p text:style-name="P43"/>
      <text:p text:style-name="P43"/>
      <text:p text:style-name="P32">Operazione 4 </text:p>
      <table:table table:name="Tabella9" table:style-name="Tabella9">
        <table:table-column table:style-name="Tabella9.A"/>
        <table:table-column table:style-name="Tabella9.B"/>
        <table:table-column table:style-name="Tabella9.C"/>
        <table:table-column table:style-name="Tabella9.D"/>
        <table:table-column table:style-name="Tabella9.E"/>
        <table:table-column table:style-name="Tabella9.F"/>
        <table:table-column table:style-name="Tabella9.G"/>
        <table:table-column table:style-name="Tabella9.H"/>
        <table:table-column table:style-name="Tabella9.I"/>
        <table:table-row>
          <table:table-cell table:style-name="Tabella9.A1" table:number-columns-spanned="4" office:value-type="string">
            <text:p text:style-name="P58">Con Ridondanza</text:p>
          </table:table-cell>
          <table:covered-table-cell/>
          <table:covered-table-cell/>
          <table:covered-table-cell/>
          <table:table-cell table:style-name="Tabella9.E1" office:value-type="string">
            <text:p text:style-name="P50"/>
          </table:table-cell>
          <table:table-cell table:style-name="Tabella9.F1" table:number-columns-spanned="4" office:value-type="string">
            <text:p text:style-name="P58">Senza Ridondanza</text:p>
          </table:table-cell>
          <table:covered-table-cell/>
          <table:covered-table-cell/>
          <table:covered-table-cell/>
        </table:table-row>
        <table:table-row>
          <table:table-cell table:style-name="Tabella9.A2" office:value-type="string">
            <text:p text:style-name="P59">Concetto</text:p>
          </table:table-cell>
          <table:table-cell table:style-name="Tabella9.A2" office:value-type="string">
            <text:p text:style-name="P59">Tipo</text:p>
          </table:table-cell>
          <table:table-cell table:style-name="Tabella9.A2" office:value-type="string">
            <text:p text:style-name="P59">Accessi</text:p>
          </table:table-cell>
          <table:table-cell table:style-name="Tabella9.A2" office:value-type="string">
            <text:p text:style-name="P59">Modo</text:p>
          </table:table-cell>
          <table:table-cell table:style-name="Tabella9.E1" office:value-type="string">
            <text:p text:style-name="P62"/>
          </table:table-cell>
          <table:table-cell table:style-name="Tabella9.A2" office:value-type="string">
            <text:p text:style-name="P59">Concetto</text:p>
          </table:table-cell>
          <table:table-cell table:style-name="Tabella9.A2" office:value-type="string">
            <text:p text:style-name="P59">Tipo</text:p>
          </table:table-cell>
          <table:table-cell table:style-name="Tabella9.A2" office:value-type="string">
            <text:p text:style-name="P59">Accessi</text:p>
          </table:table-cell>
          <table:table-cell table:style-name="Tabella9.I2" office:value-type="string">
            <text:p text:style-name="P59">Modo</text:p>
          </table:table-cell>
        </table:table-row>
        <table:table-row>
          <table:table-cell table:style-name="Tabella9.A2" office:value-type="string">
            <text:p text:style-name="P57">Operazione</text:p>
          </table:table-cell>
          <table:table-cell table:style-name="Tabella9.A2" office:value-type="string">
            <text:p text:style-name="P56">E</text:p>
          </table:table-cell>
          <table:table-cell table:style-name="Tabella9.C3" office:value-type="float" office:value="1">
            <text:p text:style-name="P56">1</text:p>
          </table:table-cell>
          <table:table-cell table:style-name="Tabella9.A2" office:value-type="string">
            <text:p text:style-name="P56">S</text:p>
          </table:table-cell>
          <table:table-cell table:style-name="Tabella9.E1" office:value-type="string">
            <text:p text:style-name="P50"/>
          </table:table-cell>
          <table:table-cell table:style-name="Tabella9.A2" office:value-type="string">
            <text:p text:style-name="P57">Operazione</text:p>
          </table:table-cell>
          <table:table-cell table:style-name="Tabella9.A2" office:value-type="string">
            <text:p text:style-name="P56">E</text:p>
          </table:table-cell>
          <table:table-cell table:style-name="Tabella9.C3" office:value-type="float" office:value="1">
            <text:p text:style-name="P56">1</text:p>
          </table:table-cell>
          <table:table-cell table:style-name="Tabella9.I2" office:value-type="string">
            <text:p text:style-name="P56">S</text:p>
          </table:table-cell>
        </table:table-row>
        <table:table-row>
          <table:table-cell table:style-name="Tabella9.A2" office:value-type="string">
            <text:p text:style-name="P56">Interessato <text:s/>da</text:p>
          </table:table-cell>
          <table:table-cell table:style-name="Tabella9.A2" office:value-type="string">
            <text:p text:style-name="P56">R</text:p>
          </table:table-cell>
          <table:table-cell table:style-name="Tabella9.C3" office:value-type="float" office:value="1.5">
            <text:p text:style-name="P56">1,5</text:p>
          </table:table-cell>
          <table:table-cell table:style-name="Tabella9.A2" office:value-type="string">
            <text:p text:style-name="P56">S</text:p>
          </table:table-cell>
          <table:table-cell table:style-name="Tabella9.E1" office:value-type="string">
            <text:p text:style-name="P50"/>
          </table:table-cell>
          <table:table-cell table:style-name="Tabella9.A2" office:value-type="string">
            <text:p text:style-name="P56">Interessato da</text:p>
          </table:table-cell>
          <table:table-cell table:style-name="Tabella9.A2" office:value-type="string">
            <text:p text:style-name="P56">R</text:p>
          </table:table-cell>
          <table:table-cell table:style-name="Tabella9.C3" office:value-type="float" office:value="1.5">
            <text:p text:style-name="P56">1,5</text:p>
          </table:table-cell>
          <table:table-cell table:style-name="Tabella9.I2" office:value-type="string">
            <text:p text:style-name="P56">S</text:p>
          </table:table-cell>
        </table:table-row>
        <table:table-row>
          <table:table-cell table:style-name="Tabella9.A2" office:value-type="string">
            <text:p text:style-name="P56">Conto</text:p>
          </table:table-cell>
          <table:table-cell table:style-name="Tabella9.A2" office:value-type="string">
            <text:p text:style-name="P56">E</text:p>
          </table:table-cell>
          <table:table-cell table:style-name="Tabella9.C3" office:value-type="float" office:value="1.5">
            <text:p text:style-name="P56">1,5</text:p>
          </table:table-cell>
          <table:table-cell table:style-name="Tabella9.A2" office:value-type="string">
            <text:p text:style-name="P56">L</text:p>
          </table:table-cell>
          <table:table-cell table:style-name="Tabella9.E5" office:value-type="string">
            <text:p text:style-name="P50"/>
          </table:table-cell>
          <table:table-cell table:style-name="Tabella9.A2" office:value-type="string">
            <text:p text:style-name="P56"/>
          </table:table-cell>
          <table:table-cell table:style-name="Tabella9.A2" office:value-type="string">
            <text:p text:style-name="P56"/>
          </table:table-cell>
          <table:table-cell table:style-name="Tabella9.C3">
            <text:p text:style-name="P56"/>
          </table:table-cell>
          <table:table-cell table:style-name="Tabella9.I2" office:value-type="string">
            <text:p text:style-name="P56"/>
          </table:table-cell>
        </table:table-row>
        <table:table-row>
          <table:table-cell table:style-name="Tabella9.A2" office:value-type="string">
            <text:p text:style-name="P56">Conto</text:p>
          </table:table-cell>
          <table:table-cell table:style-name="Tabella9.A2" office:value-type="string">
            <text:p text:style-name="P56">E</text:p>
          </table:table-cell>
          <table:table-cell table:style-name="Tabella9.C3" office:value-type="float" office:value="1.5">
            <text:p text:style-name="P56">1,5</text:p>
          </table:table-cell>
          <table:table-cell table:style-name="Tabella9.A2" office:value-type="string">
            <text:p text:style-name="P56">S</text:p>
          </table:table-cell>
          <table:table-cell table:style-name="Tabella9.E5" office:value-type="string">
            <text:p text:style-name="P50"/>
          </table:table-cell>
          <table:table-cell table:style-name="Tabella9.A2" office:value-type="string">
            <text:p text:style-name="P57"/>
          </table:table-cell>
          <table:table-cell table:style-name="Tabella9.A2" office:value-type="string">
            <text:p text:style-name="P57"/>
          </table:table-cell>
          <table:table-cell table:style-name="Tabella9.A2" office:value-type="string">
            <text:p text:style-name="P57"/>
          </table:table-cell>
          <table:table-cell table:style-name="Tabella9.I2" office:value-type="string">
            <text:p text:style-name="P57"/>
          </table:table-cell>
        </table:table-row>
      </table:table>
      <text:p text:style-name="P33"/>
      <text:p text:style-name="P24">Con Ridondanza: (1,5L*3600/Mese)+(4S*3600/Mese)*2 =34200 Accessi</text:p>
      <text:p text:style-name="P25">Senza Ridondanza: (2,5S*3600/Giorno)*2 = 18000 Accessi</text:p>
      <text:p text:style-name="P44"/>
      <text:p text:style-name="P44"/>
      <text:p text:style-name="P32"><text:soft-page-break/></text:p>
      <text:p text:style-name="P32"/>
      <text:p text:style-name="P32"/>
      <text:p text:style-name="P32"/>
      <text:p text:style-name="P32">Operazione 9</text:p>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column table:style-name="Tabella10.I"/>
        <table:table-row>
          <table:table-cell table:style-name="Tabella10.A1" table:number-columns-spanned="4" office:value-type="string">
            <text:p text:style-name="P58">Con Ridondanza</text:p>
          </table:table-cell>
          <table:covered-table-cell/>
          <table:covered-table-cell/>
          <table:covered-table-cell/>
          <table:table-cell table:style-name="Tabella10.E1" office:value-type="string">
            <text:p text:style-name="P50"/>
          </table:table-cell>
          <table:table-cell table:style-name="Tabella10.F1" table:number-columns-spanned="4" office:value-type="string">
            <text:p text:style-name="P58">Senza Ridondanza</text:p>
          </table:table-cell>
          <table:covered-table-cell/>
          <table:covered-table-cell/>
          <table:covered-table-cell/>
        </table:table-row>
        <table:table-row>
          <table:table-cell table:style-name="Tabella10.A2" office:value-type="string">
            <text:p text:style-name="P59">Concetto</text:p>
          </table:table-cell>
          <table:table-cell table:style-name="Tabella10.A2" office:value-type="string">
            <text:p text:style-name="P59">Tipo</text:p>
          </table:table-cell>
          <table:table-cell table:style-name="Tabella10.A2" office:value-type="string">
            <text:p text:style-name="P59">Accessi</text:p>
          </table:table-cell>
          <table:table-cell table:style-name="Tabella10.A2" office:value-type="string">
            <text:p text:style-name="P59">Modo</text:p>
          </table:table-cell>
          <table:table-cell table:style-name="Tabella10.E1" office:value-type="string">
            <text:p text:style-name="P62"/>
          </table:table-cell>
          <table:table-cell table:style-name="Tabella10.A2" office:value-type="string">
            <text:p text:style-name="P59">Concetto</text:p>
          </table:table-cell>
          <table:table-cell table:style-name="Tabella10.A2" office:value-type="string">
            <text:p text:style-name="P59">Tipo</text:p>
          </table:table-cell>
          <table:table-cell table:style-name="Tabella10.A2" office:value-type="string">
            <text:p text:style-name="P59">Accessi</text:p>
          </table:table-cell>
          <table:table-cell table:style-name="Tabella10.I2" office:value-type="string">
            <text:p text:style-name="P59">Modo</text:p>
          </table:table-cell>
        </table:table-row>
        <table:table-row>
          <table:table-cell table:style-name="Tabella10.A2" office:value-type="string">
            <text:p text:style-name="P56">Cliente</text:p>
          </table:table-cell>
          <table:table-cell table:style-name="Tabella10.A2" office:value-type="string">
            <text:p text:style-name="P56">E</text:p>
          </table:table-cell>
          <table:table-cell table:style-name="Tabella10.A2" office:value-type="string">
            <text:p text:style-name="P56">500(un decimo)</text:p>
          </table:table-cell>
          <table:table-cell table:style-name="Tabella10.A2" office:value-type="string">
            <text:p text:style-name="P56">L</text:p>
          </table:table-cell>
          <table:table-cell table:style-name="Tabella10.E1" office:value-type="string">
            <text:p text:style-name="P50"/>
          </table:table-cell>
          <table:table-cell table:style-name="Tabella10.A2" office:value-type="string">
            <text:p text:style-name="P56">Cliente</text:p>
          </table:table-cell>
          <table:table-cell table:style-name="Tabella10.A2" office:value-type="string">
            <text:p text:style-name="P56">E</text:p>
          </table:table-cell>
          <table:table-cell table:style-name="Tabella10.A2" office:value-type="string">
            <text:p text:style-name="P56">500(un decimo)</text:p>
          </table:table-cell>
          <table:table-cell table:style-name="Tabella10.I2" office:value-type="string">
            <text:p text:style-name="P56">L</text:p>
          </table:table-cell>
        </table:table-row>
        <table:table-row>
          <table:table-cell table:style-name="Tabella10.A2" office:value-type="string">
            <text:p text:style-name="P56">Apre</text:p>
          </table:table-cell>
          <table:table-cell table:style-name="Tabella10.A2" office:value-type="string">
            <text:p text:style-name="P56">R</text:p>
          </table:table-cell>
          <table:table-cell table:style-name="Tabella10.A2" office:value-type="string">
            <text:p text:style-name="P56">2*500</text:p>
          </table:table-cell>
          <table:table-cell table:style-name="Tabella10.A2" office:value-type="string">
            <text:p text:style-name="P56">L</text:p>
          </table:table-cell>
          <table:table-cell table:style-name="Tabella10.E1" office:value-type="string">
            <text:p text:style-name="P50"/>
          </table:table-cell>
          <table:table-cell table:style-name="Tabella10.A2" office:value-type="string">
            <text:p text:style-name="P56">Apre</text:p>
          </table:table-cell>
          <table:table-cell table:style-name="Tabella10.A2" office:value-type="string">
            <text:p text:style-name="P56">R</text:p>
          </table:table-cell>
          <table:table-cell table:style-name="Tabella10.A2" office:value-type="string">
            <text:p text:style-name="P56">2*500</text:p>
          </table:table-cell>
          <table:table-cell table:style-name="Tabella10.I2" office:value-type="string">
            <text:p text:style-name="P56">L</text:p>
          </table:table-cell>
        </table:table-row>
        <table:table-row>
          <table:table-cell table:style-name="Tabella10.A2" office:value-type="string">
            <text:p text:style-name="P56">Conto</text:p>
          </table:table-cell>
          <table:table-cell table:style-name="Tabella10.A2" office:value-type="string">
            <text:p text:style-name="P56">E</text:p>
          </table:table-cell>
          <table:table-cell table:style-name="Tabella10.A2" office:value-type="string">
            <text:p text:style-name="P56">2*500</text:p>
          </table:table-cell>
          <table:table-cell table:style-name="Tabella10.A2" office:value-type="string">
            <text:p text:style-name="P56">L</text:p>
          </table:table-cell>
          <table:table-cell table:style-name="Tabella10.E5" office:value-type="string">
            <text:p text:style-name="P50"/>
          </table:table-cell>
          <table:table-cell table:style-name="Tabella10.A2" office:value-type="string">
            <text:p text:style-name="P56">Conto</text:p>
          </table:table-cell>
          <table:table-cell table:style-name="Tabella10.A2" office:value-type="string">
            <text:p text:style-name="P56">E</text:p>
          </table:table-cell>
          <table:table-cell table:style-name="Tabella10.A2" office:value-type="string">
            <text:p text:style-name="P56">2*500</text:p>
          </table:table-cell>
          <table:table-cell table:style-name="Tabella10.I2" office:value-type="string">
            <text:p text:style-name="P56">L</text:p>
          </table:table-cell>
        </table:table-row>
        <table:table-row>
          <table:table-cell table:style-name="Tabella10.A2" office:value-type="string">
            <text:p text:style-name="P56"/>
          </table:table-cell>
          <table:table-cell table:style-name="Tabella10.A2" office:value-type="string">
            <text:p text:style-name="P56"/>
          </table:table-cell>
          <table:table-cell table:style-name="Tabella10.A2" office:value-type="string">
            <text:p text:style-name="P56"/>
          </table:table-cell>
          <table:table-cell table:style-name="Tabella10.A2" office:value-type="string">
            <text:p text:style-name="P56"/>
          </table:table-cell>
          <table:table-cell table:style-name="Tabella10.E5" office:value-type="string">
            <text:p text:style-name="P50"/>
          </table:table-cell>
          <table:table-cell table:style-name="Tabella10.A2" office:value-type="string">
            <text:p text:style-name="P56">Interessato da</text:p>
          </table:table-cell>
          <table:table-cell table:style-name="Tabella10.A2" office:value-type="string">
            <text:p text:style-name="P56">R</text:p>
          </table:table-cell>
          <table:table-cell table:style-name="Tabella10.A2" office:value-type="string">
            <text:p text:style-name="P56">2,75*500</text:p>
          </table:table-cell>
          <table:table-cell table:style-name="Tabella10.I2" office:value-type="string">
            <text:p text:style-name="P56">L</text:p>
          </table:table-cell>
        </table:table-row>
      </table:table>
      <text:p text:style-name="P33"/>
      <text:p text:style-name="P24">Con Ridondanza: (2500L*1/Mese)= 2500 Accessi</text:p>
      <text:p text:style-name="P25">Senza Ridondanza: (2500+1375L*1/Mese) = 3875 Accessi</text:p>
      <text:p text:style-name="P44"/>
      <text:p text:style-name="P44"/>
      <text:p text:style-name="P45">Totale</text:p>
      <text:p text:style-name="P34">Con Ridondanza: 71200 Accessi + 32000 Byte</text:p>
      <text:p text:style-name="P34">Senza Ridondanza: 42875 Accessi + Tempo per ricavare “Numero di Operazioni”</text:p>
      <text:p text:style-name="P69"/>
      <text:p text:style-name="P69">// STO MORENDO, SIGNORE ILLUMINA LA MIA VIA, FAI PRENDERE FUOCO QUALCUNO</text:p>
      <text:p text:style-name="P69">//PENSO SI LEVI A STO PUNTO</text:p>
      <text:p text:style-name="P69"/>
      <text:p text:style-name="P34">//Anche in questo caso, conviene eliminare l’attributo ridondante, visto il guadagno (seppur minimo) che ne otterremo nell’accessibilità dei dati in termini di velocità.</text:p>
      <text:p text:style-name="P34"/>
      <text:p text:style-name="P34"/>
      <text:p text:style-name="P34"/>
      <text:p text:style-name="P34"/>
      <text:p text:style-name="P34"/>
      <text:p text:style-name="P34"/>
      <text:p text:style-name="P41">ELIMINAZIONE DELLE GERARCHIE</text:p>
      <text:p text:style-name="P34">La generalizzazione riguarda Persona che è totale ed esclusiva, ha due entità figlie</text:p>
      <text:p text:style-name="P34">tra le quali solamente Sponsor ha degli attributi e come sappiamo ci sono tre diversi</text:p>
      <text:p text:style-name="P34">modi per tradurre una generalizzazione. Possiamo intuire che non è conveniente</text:p>
      <text:p text:style-name="P34">fondere le due entità in persona in quanto la maggior parte di essi sono Giocatori</text:p>
      <text:p text:style-name="P34"><text:soft-page-break/>che avrebbero valori nulli per Nome Società. Neanche appesantire Giocatore</text:p>
      <text:p text:style-name="P34">portando gli attributi di Persona nelle due entità visto che giocatore non possiede</text:p>
      <text:p text:style-name="P34">attributi, ma proprio per questo Giocatore non necessità di una entità distinta e</text:p>
      <text:p text:style-name="P34">possiamo accorparla al padre. Per Sponsor non ci rimane altro che mantenerla</text:p>
      <text:p text:style-name="P34">introducendo una relazione, inoltre per differenziare gli accessi tra giocatori e</text:p>
      <text:p text:style-name="P34">sponsor introduciamo un attributo booleano “E’ Società”.</text:p>
      <text:p text:style-name="P34"/>
      <text:p text:style-name="P34"/>
      <text:p text:style-name="P34"/>
      <text:p text:style-name="P34"/>
      <text:p text:style-name="P41">ACCORPAMENTI E PARTIZIONAMENTI (ok)</text:p>
      <text:p text:style-name="P19"><text:span text:style-name="T9">Tutte le operazioni accedono a tutti gli attributi di un concetto, perciò non sono richieste decomposizioni verticali e non vi sono decomposizioni orizzontali utili.</text:span> È presente però un attributo multivalore che deve essere eliminato, siccome il modello relazionale non ne consente la rappresentazione; si tratta dell'attributo “Telefono”, che viene quindi sostituito con <text:s/>una nuova entità collegata all’entità di partenza attraverso un’associazione e con la rispettiva cardinalità.</text:p>
      <text:p text:style-name="P19"/>
      <text:p text:style-name="P34"/>
      <text:p text:style-name="P41">SCELTA DEGLI IDENTIFICATORI PRIMARI</text:p>
      <text:p text:style-name="P39"/>
      <text:p text:style-name="P34">Gli identificatori primari sono stati scelti al momento della progettazione, facciamo</text:p>
      <text:p text:style-name="P34">però alcune considerazioni sulle scelte fatte. Nell’entità Torneo, come anche in</text:p>
      <text:p text:style-name="P34">Partita, per garantire un unico identificatore primario è stato aggiunto un attributo</text:p>
      <text:p text:style-name="P34">Codice, altrimenti nel caso di Torneo si avrebbero avuto 2 chiavi date da Nome</text:p>
      <text:p text:style-name="P34">Torneo e Data; mentre per Partita “Risultato” sarebbe diventato una chiave parziale,</text:p>
      <text:p text:style-name="P34">rendendo Partita entità debole.</text:p>
      <text:p text:style-name="P34"/>
      <text:p text:style-name="P40">ESTENSIONE DEI VINCOLI NON ESPRIMIBILI</text:p>
      <text:p text:style-name="P35"/>
      <text:p text:style-name="P42">SCHEMA DEL MODELLO ER RISTRUTTUR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sans-serif"/>
    <style:font-face style:name="Calibri" svg:font-family="Calibri" style:font-family-generic="swiss"/>
    <style:font-face style:name="Calibri,Bold" svg:font-family="'Calibri,Bold'" style:font-family-generic="swiss"/>
    <style:font-face style:name="Calibri,BoldItalic" svg:font-family="'Calibri,BoldItalic'" style:font-family-generic="swiss"/>
    <style:font-face style:name="Calibri,Italic" svg:font-family="'Calibri,Italic'"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1T11:45:17.41</meta:creation-date>
    <dc:date>2016-12-26T18:28:42.06</dc:date>
    <meta:editing-duration>P1DT2H59M23S</meta:editing-duration>
    <meta:editing-cycles>12</meta:editing-cycles>
    <meta:generator>OpenOffice/4.1.2$Win32 OpenOffice.org_project/412m3$Build-9782</meta:generator>
    <meta:document-statistic meta:table-count="11" meta:image-count="0" meta:object-count="0" meta:page-count="14" meta:paragraph-count="553" meta:word-count="2257" meta:character-count="14205"/>
  </office:meta>
</office:document-meta>
</file>